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ffffff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0">
      <style:graphic-properties fo:wrap-option="no-wrap" fo:padding-top="0.08858in" fo:padding-bottom="0.08858in" fo:padding-left="0.1378in" fo:padding-right="0.1378in" draw:textarea-vertical-align="middle" draw:textarea-horizontal-align="left" draw:fill="none" draw:stroke="solid" svg:stroke-width="0.07874in" svg:stroke-color="#00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99" draw:opacity="100%" draw:stroke="solid" svg:stroke-width="0in" svg:stroke-color="#999999" draw:marker-end="a78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42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cc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8858in" fo:padding-bottom="0.08858in" fo:padding-left="0.1378in" fo:padding-right="0.1378in" draw:textarea-vertical-align="middle" draw:textarea-horizontal-align="left" draw:fill="solid" draw:fill-color="#eeeeee" draw:opacity="100%" draw:stroke="solid" svg:stroke-width="0.07874in" svg:stroke-color="#dddd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3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9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33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729fcf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94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43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47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ＭＳ Ｐゴシック" style:font-family-complex="TakaoPGothic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ＭＳ Ｐゴシック" style:font-family-complex="TakaoPGothic" style:font-family-generic="roman" style:font-family-generic-asian="moder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7874in" fo:padding-bottom="0.07874in" fo:padding-left="0.12795in" fo:padding-right="0.12795in" draw:textarea-vertical-align="middle" draw:textarea-horizontal-align="center" draw:fill="solid" draw:fill-color="#ccccff" draw:opacity="100%" draw:stroke="solid" svg:stroke-width="0.05906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99" draw:opacity="100%" draw:stroke="solid" svg:stroke-width="0in" svg:stroke-color="#999999" draw:marker-end="a63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751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8858in" fo:padding-bottom="0.08858in" fo:padding-left="0.1378in" fo:padding-right="0.1378in" draw:textarea-vertical-align="middle" draw:textarea-horizontal-align="left" draw:fill="solid" draw:fill-color="#eeeeee" draw:opacity="100%" draw:stroke="solid" svg:stroke-width="0.07874in" svg:stroke-color="#dddd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0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4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08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99" draw:opacity="100%" draw:stroke="solid" svg:stroke-width="0in" svg:stroke-color="#999999" draw:marker-end="a64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8858in" fo:padding-bottom="0.08858in" fo:padding-left="0.1378in" fo:padding-right="0.1378in" draw:textarea-vertical-align="middle" draw:textarea-horizontal-align="left" draw:fill="none" draw:stroke="solid" svg:stroke-width="0.07874in" svg:stroke-color="#b2b2b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2b2b2" draw:opacity="100%" draw:stroke="solid" svg:stroke-width="0in" svg:stroke-color="#b2b2b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kaoPGothic" style:font-family-complex="TakaoPGothic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ＭＳ Ｐゴシック" style:font-family-asian="TakaoPGothic" style:font-family-complex="TakaoPGothic" style:font-family-generic="moder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no-wrap" fo:padding-top="0.0689in" fo:padding-bottom="0.0689in" fo:padding-left="0.11811in" fo:padding-right="0.11811in" draw:textarea-vertical-align="middle" draw:textarea-horizontal-align="left" draw:fill="solid" draw:fill-color="#729fcf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12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c99ff" draw:opacity="100%" draw:stroke="solid" svg:stroke-width="0in" svg:stroke-color="#cc99ff" draw:marker-end="a81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8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71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0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8858in" fo:padding-bottom="0.08858in" fo:padding-left="0.1378in" fo:padding-right="0.1378in" draw:textarea-vertical-align="middle" draw:textarea-horizontal-align="left" draw:fill="solid" draw:fill-color="#ffcc99" draw:opacity="100%" draw:stroke="solid" svg:stroke-width="0.07874in" svg:stroke-color="#ff808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626" draw:master-page-name="Master1-Layout7-blank-白紙" presentation:presentation-page-layout-name="Master1-PPL7" draw:id="Slide-256">
        <draw:g draw:name="グループ化 74" draw:id="id73">
          <svg:title/>
          <svg:desc/>
          <draw:custom-shape svg:x="-4.5in" svg:y="-0.43333in" svg:width="17.51667in" svg:height="9.3in" draw:id="id74" draw:style-name="a629" draw:name="正方形/長方形 150">
            <svg:title/>
            <svg:desc/>
            <text:p text:style-name="a628" text:class-names="" text:cond-style-name=""><text:span text:style-name="a6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5079in" svg:y="1.76693in" svg:width="1.45343in" svg:height="0.54127in" draw:id="id75" draw:style-name="a633" draw:name="フリーフォーム: 図形 2">
            <svg:title/>
            <svg:desc/>
            <text:p text:style-name="a632" text:class-names="" text:cond-style-name=""><text:span text:style-name="a630" text:class-names="">仮想<text:s text:c="1"/></text:span><text:span text:style-name="a631" text:class-names="">IP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グループ化 3" draw:id="id76">
            <svg:title/>
            <svg:desc/>
            <draw:g draw:name="グループ化 4" draw:id="id133">
              <svg:title/>
              <svg:desc/>
              <draw:g draw:name="グループ化 5" draw:id="id135">
                <svg:title/>
                <svg:desc/>
                <draw:custom-shape svg:x="4.15591in" svg:y="2.83768in" svg:width="2.8309in" svg:height="1.44128in" draw:id="id137" draw:style-name="a829" draw:name="フリーフォーム: 図形 6">
                  <svg:title/>
                  <svg:desc/>
                  <text:p text:style-name="a828" text:class-names="" text:cond-style-name=""><text:span text:style-name="a82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2 * ?f14"/>
                    <draw:equation draw:name="f17" draw:formula="?f11 + ?f13"/>
                    <draw:equation draw:name="f18" draw:formula="?f8 / 21600"/>
                    <draw:equation draw:name="f19" draw:formula="?f7 / 21600"/>
                    <draw:equation draw:name="f20" draw:formula="21600 * ?f8"/>
                    <draw:equation draw:name="f21" draw:formula="21600 * ?f7"/>
                    <draw:equation draw:name="f22" draw:formula="0 - ?f16"/>
                    <draw:equation draw:name="f23" draw:formula="?f11 - ?f17"/>
                    <draw:equation draw:name="f24" draw:formula="?f17 - ?f11"/>
                    <draw:equation draw:name="f25" draw:formula="min(?f19, ?f18)"/>
                    <draw:equation draw:name="f26" draw:formula="?f20 / ?f9"/>
                    <draw:equation draw:name="f27" draw:formula="?f21 / ?f9"/>
                    <draw:equation draw:name="f28" draw:formula="?f22 * ?f1"/>
                    <draw:equation draw:name="f29" draw:formula="abs(?f23)"/>
                    <draw:equation draw:name="f30" draw:formula="abs(?f24)"/>
                    <draw:equation draw:name="f31" draw:formula="if(?f23, ?f15, ?f2)"/>
                    <draw:equation draw:name="f32" draw:formula="if(?f23, ?f2, ?f15)"/>
                    <draw:equation draw:name="f33" draw:formula="if(?f23, ?f0, ?f2)"/>
                    <draw:equation draw:name="f34" draw:formula="if(?f23, ?f2, ?f0)"/>
                    <draw:equation draw:name="f35" draw:formula="if(?f24, ?f15, ?f2)"/>
                    <draw:equation draw:name="f36" draw:formula="if(?f24, ?f2, ?f15)"/>
                    <draw:equation draw:name="f37" draw:formula="if(?f23, 0, ?f1)"/>
                    <draw:equation draw:name="f38" draw:formula="if(?f23, ?f1, 0)"/>
                    <draw:equation draw:name="f39" draw:formula="?f28 / ?f10"/>
                    <draw:equation draw:name="f40" draw:formula="if(?f23, ?f34, ?f33)"/>
                    <draw:equation draw:name="f41" draw:formula="if(?f23, ?f33, ?f34)"/>
                    <draw:equation draw:name="f42" draw:formula="if(?f24, ?f32, ?f31)"/>
                    <draw:equation draw:name="f43" draw:formula="?f29 * ?f25"/>
                    <draw:equation draw:name="f44" draw:formula="?f30 * ?f25"/>
                    <draw:equation draw:name="f45" draw:formula="?f27 - ?f13"/>
                    <draw:equation draw:name="f46" draw:formula="?f26 - ?f13"/>
                    <draw:equation draw:name="f47" draw:formula="?f39 - ?f2"/>
                    <draw:equation draw:name="f48" draw:formula="if(?f24, ?f41, ?f40)"/>
                    <draw:equation draw:name="f49" draw:formula="?f27 - ?f45"/>
                    <draw:equation draw:name="f50" draw:formula="?f26 - ?f46"/>
                    <draw:equation draw:name="f51" draw:formula="?f45 - ?f27"/>
                    <draw:equation draw:name="f52" draw:formula="?f46 - ?f2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5, ?f36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8, ?f37)"/>
                    <draw:equation draw:name="f67" draw:formula="if(?f52, ?f37, ?f38)"/>
                    <draw:equation draw:name="f68" draw:formula="if(?f24, ?f55, ?f54)"/>
                    <draw:equation draw:name="f69" draw:formula="if(?f24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23, ?f66, ?f67)"/>
                    <draw:equation draw:name="f74" draw:formula="if(?f23, ?f64, ?f65)"/>
                    <draw:equation draw:name="f75" draw:formula="?f53 * ?f25"/>
                    <draw:equation draw:name="f76" draw:formula="?f57 * ?f25"/>
                    <draw:equation draw:name="f77" draw:formula="?f58 * ?f25"/>
                    <draw:equation draw:name="f78" draw:formula="?f63 * ?f25"/>
                    <draw:equation draw:name="f79" draw:formula="if(?f49, ?f68, ?f69)"/>
                    <draw:equation draw:name="f80" draw:formula="if(?f51, ?f71, ?f70)"/>
                    <draw:equation draw:name="f81" draw:formula="?f47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26 - ?f90"/>
                    <draw:equation draw:name="f93" draw:formula="?f27 - ?f90"/>
                    <draw:equation draw:name="f94" draw:formula="21550000 - ?f42"/>
                    <draw:equation draw:name="f95" draw:formula="if(?f94, ?f42, 21550000)"/>
                    <draw:equation draw:name="f96" draw:formula="-21550000 - ?f95"/>
                    <draw:equation draw:name="f97" draw:formula="if(?f96, -21550000, ?f95)"/>
                    <draw:equation draw:name="f98" draw:formula="?f48 + ?f97"/>
                    <draw:equation draw:name="f99" draw:formula="?f48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3"/>
                    <draw:equation draw:name="f105" draw:formula="sin(?f101)"/>
                    <draw:equation draw:name="f106" draw:formula="0 - ?f105"/>
                    <draw:equation draw:name="f107" draw:formula="?f106 * ?f44"/>
                    <draw:equation draw:name="f108" draw:formula="sqrt(?f104 * ?f104 + ?f107 * ?f107 + 0 * 0)"/>
                    <draw:equation draw:name="f109" draw:formula="?f43 * ?f44 / ?f108"/>
                    <draw:equation draw:name="f110" draw:formula="?f106 * ?f109"/>
                    <draw:equation draw:name="f111" draw:formula="?f17 - ?f110"/>
                    <draw:equation draw:name="f112" draw:formula="?f103 * ?f109"/>
                    <draw:equation draw:name="f113" draw:formula="?f11 - ?f112"/>
                    <draw:equation draw:name="f114" draw:formula="?f111 - ?f43"/>
                    <draw:equation draw:name="f115" draw:formula="?f113 - ?f44"/>
                    <draw:equation draw:name="f116" draw:formula="?f111 + ?f43"/>
                    <draw:equation draw:name="f117" draw:formula="?f113 + ?f44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3"/>
                    <draw:equation draw:name="f124" draw:formula="sin(?f120)"/>
                    <draw:equation draw:name="f125" draw:formula="0 - ?f124"/>
                    <draw:equation draw:name="f126" draw:formula="?f125 * ?f44"/>
                    <draw:equation draw:name="f127" draw:formula="sqrt(?f123 * ?f123 + ?f126 * ?f126 + 0 * 0)"/>
                    <draw:equation draw:name="f128" draw:formula="?f43 * ?f44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7, ?f114)"/>
                    <draw:equation draw:name="f134" draw:formula="if(?f97, ?f11, ?f115)"/>
                    <draw:equation draw:name="f135" draw:formula="if(?f97, ?f17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4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4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5 - ?f159"/>
                    <draw:equation draw:name="f161" draw:formula="?f158 - ?f44"/>
                    <draw:equation draw:name="f162" draw:formula="?f160 - ?f75"/>
                    <draw:equation draw:name="f163" draw:formula="?f158 + ?f44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4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4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5, ?f162)"/>
                    <draw:equation draw:name="f182" draw:formula="if(?f144, ?f11, ?f163)"/>
                    <draw:equation draw:name="f183" draw:formula="if(?f144, ?f45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6 - ?f204"/>
                    <draw:equation draw:name="f206" draw:formula="?f197 * ?f203"/>
                    <draw:equation draw:name="f207" draw:formula="?f2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6, ?f208)"/>
                    <draw:equation draw:name="f228" draw:formula="if(?f191, ?f27, ?f209)"/>
                    <draw:equation draw:name="f229" draw:formula="if(?f191, ?f46, ?f210)"/>
                    <draw:equation draw:name="f230" draw:formula="if(?f191, ?f2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3"/>
                    <draw:equation draw:name="f249" draw:formula="sqrt(?f245 * ?f245 + ?f248 * ?f248 + 0 * 0)"/>
                    <draw:equation draw:name="f250" draw:formula="?f78 * ?f43 / ?f249"/>
                    <draw:equation draw:name="f251" draw:formula="?f247 * ?f250"/>
                    <draw:equation draw:name="f252" draw:formula="?f26 - ?f251"/>
                    <draw:equation draw:name="f253" draw:formula="?f244 * ?f250"/>
                    <draw:equation draw:name="f254" draw:formula="?f17 - ?f253"/>
                    <draw:equation draw:name="f255" draw:formula="?f252 - ?f78"/>
                    <draw:equation draw:name="f256" draw:formula="?f254 - ?f43"/>
                    <draw:equation draw:name="f257" draw:formula="?f252 + ?f78"/>
                    <draw:equation draw:name="f258" draw:formula="?f254 + ?f43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3"/>
                    <draw:equation draw:name="f268" draw:formula="sqrt(?f264 * ?f264 + ?f267 * ?f267 + 0 * 0)"/>
                    <draw:equation draw:name="f269" draw:formula="?f78 * ?f43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26, ?f255)"/>
                    <draw:equation draw:name="f275" draw:formula="if(?f238, ?f17, ?f256)"/>
                    <draw:equation draw:name="f276" draw:formula="if(?f238, ?f26, ?f257)"/>
                    <draw:equation draw:name="f277" draw:formula="if(?f238, ?f17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custom-shape svg:x="5.09797in" svg:y="2.99289in" svg:width="1.60692in" svg:height="0.38645in" draw:id="id138" draw:style-name="a832" draw:name="フリーフォーム: 図形 7">
                  <svg:title/>
                  <svg:desc/>
                  <text:p text:style-name="a831" text:class-names="" text:cond-style-name=""><text:span text:style-name="a83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2 * ?f14"/>
                    <draw:equation draw:name="f17" draw:formula="?f11 + ?f13"/>
                    <draw:equation draw:name="f18" draw:formula="?f8 / 21600"/>
                    <draw:equation draw:name="f19" draw:formula="?f7 / 21600"/>
                    <draw:equation draw:name="f20" draw:formula="21600 * ?f8"/>
                    <draw:equation draw:name="f21" draw:formula="21600 * ?f7"/>
                    <draw:equation draw:name="f22" draw:formula="0 - ?f16"/>
                    <draw:equation draw:name="f23" draw:formula="?f11 - ?f17"/>
                    <draw:equation draw:name="f24" draw:formula="?f17 - ?f11"/>
                    <draw:equation draw:name="f25" draw:formula="min(?f19, ?f18)"/>
                    <draw:equation draw:name="f26" draw:formula="?f20 / ?f9"/>
                    <draw:equation draw:name="f27" draw:formula="?f21 / ?f9"/>
                    <draw:equation draw:name="f28" draw:formula="?f22 * ?f1"/>
                    <draw:equation draw:name="f29" draw:formula="abs(?f23)"/>
                    <draw:equation draw:name="f30" draw:formula="abs(?f24)"/>
                    <draw:equation draw:name="f31" draw:formula="if(?f23, ?f15, ?f2)"/>
                    <draw:equation draw:name="f32" draw:formula="if(?f23, ?f2, ?f15)"/>
                    <draw:equation draw:name="f33" draw:formula="if(?f23, ?f0, ?f2)"/>
                    <draw:equation draw:name="f34" draw:formula="if(?f23, ?f2, ?f0)"/>
                    <draw:equation draw:name="f35" draw:formula="if(?f24, ?f15, ?f2)"/>
                    <draw:equation draw:name="f36" draw:formula="if(?f24, ?f2, ?f15)"/>
                    <draw:equation draw:name="f37" draw:formula="if(?f23, 0, ?f1)"/>
                    <draw:equation draw:name="f38" draw:formula="if(?f23, ?f1, 0)"/>
                    <draw:equation draw:name="f39" draw:formula="?f28 / ?f10"/>
                    <draw:equation draw:name="f40" draw:formula="if(?f23, ?f34, ?f33)"/>
                    <draw:equation draw:name="f41" draw:formula="if(?f23, ?f33, ?f34)"/>
                    <draw:equation draw:name="f42" draw:formula="if(?f24, ?f32, ?f31)"/>
                    <draw:equation draw:name="f43" draw:formula="?f29 * ?f25"/>
                    <draw:equation draw:name="f44" draw:formula="?f30 * ?f25"/>
                    <draw:equation draw:name="f45" draw:formula="?f27 - ?f13"/>
                    <draw:equation draw:name="f46" draw:formula="?f26 - ?f13"/>
                    <draw:equation draw:name="f47" draw:formula="?f39 - ?f2"/>
                    <draw:equation draw:name="f48" draw:formula="if(?f24, ?f41, ?f40)"/>
                    <draw:equation draw:name="f49" draw:formula="?f27 - ?f45"/>
                    <draw:equation draw:name="f50" draw:formula="?f26 - ?f46"/>
                    <draw:equation draw:name="f51" draw:formula="?f45 - ?f27"/>
                    <draw:equation draw:name="f52" draw:formula="?f46 - ?f2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5, ?f36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8, ?f37)"/>
                    <draw:equation draw:name="f67" draw:formula="if(?f52, ?f37, ?f38)"/>
                    <draw:equation draw:name="f68" draw:formula="if(?f24, ?f55, ?f54)"/>
                    <draw:equation draw:name="f69" draw:formula="if(?f24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23, ?f66, ?f67)"/>
                    <draw:equation draw:name="f74" draw:formula="if(?f23, ?f64, ?f65)"/>
                    <draw:equation draw:name="f75" draw:formula="?f53 * ?f25"/>
                    <draw:equation draw:name="f76" draw:formula="?f57 * ?f25"/>
                    <draw:equation draw:name="f77" draw:formula="?f58 * ?f25"/>
                    <draw:equation draw:name="f78" draw:formula="?f63 * ?f25"/>
                    <draw:equation draw:name="f79" draw:formula="if(?f49, ?f68, ?f69)"/>
                    <draw:equation draw:name="f80" draw:formula="if(?f51, ?f71, ?f70)"/>
                    <draw:equation draw:name="f81" draw:formula="?f47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26 - ?f90"/>
                    <draw:equation draw:name="f93" draw:formula="?f27 - ?f90"/>
                    <draw:equation draw:name="f94" draw:formula="21550000 - ?f42"/>
                    <draw:equation draw:name="f95" draw:formula="if(?f94, ?f42, 21550000)"/>
                    <draw:equation draw:name="f96" draw:formula="-21550000 - ?f95"/>
                    <draw:equation draw:name="f97" draw:formula="if(?f96, -21550000, ?f95)"/>
                    <draw:equation draw:name="f98" draw:formula="?f48 + ?f97"/>
                    <draw:equation draw:name="f99" draw:formula="?f48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3"/>
                    <draw:equation draw:name="f105" draw:formula="sin(?f101)"/>
                    <draw:equation draw:name="f106" draw:formula="0 - ?f105"/>
                    <draw:equation draw:name="f107" draw:formula="?f106 * ?f44"/>
                    <draw:equation draw:name="f108" draw:formula="sqrt(?f104 * ?f104 + ?f107 * ?f107 + 0 * 0)"/>
                    <draw:equation draw:name="f109" draw:formula="?f43 * ?f44 / ?f108"/>
                    <draw:equation draw:name="f110" draw:formula="?f106 * ?f109"/>
                    <draw:equation draw:name="f111" draw:formula="?f17 - ?f110"/>
                    <draw:equation draw:name="f112" draw:formula="?f103 * ?f109"/>
                    <draw:equation draw:name="f113" draw:formula="?f11 - ?f112"/>
                    <draw:equation draw:name="f114" draw:formula="?f111 - ?f43"/>
                    <draw:equation draw:name="f115" draw:formula="?f113 - ?f44"/>
                    <draw:equation draw:name="f116" draw:formula="?f111 + ?f43"/>
                    <draw:equation draw:name="f117" draw:formula="?f113 + ?f44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3"/>
                    <draw:equation draw:name="f124" draw:formula="sin(?f120)"/>
                    <draw:equation draw:name="f125" draw:formula="0 - ?f124"/>
                    <draw:equation draw:name="f126" draw:formula="?f125 * ?f44"/>
                    <draw:equation draw:name="f127" draw:formula="sqrt(?f123 * ?f123 + ?f126 * ?f126 + 0 * 0)"/>
                    <draw:equation draw:name="f128" draw:formula="?f43 * ?f44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7, ?f114)"/>
                    <draw:equation draw:name="f134" draw:formula="if(?f97, ?f11, ?f115)"/>
                    <draw:equation draw:name="f135" draw:formula="if(?f97, ?f17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4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4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5 - ?f159"/>
                    <draw:equation draw:name="f161" draw:formula="?f158 - ?f44"/>
                    <draw:equation draw:name="f162" draw:formula="?f160 - ?f75"/>
                    <draw:equation draw:name="f163" draw:formula="?f158 + ?f44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4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4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5, ?f162)"/>
                    <draw:equation draw:name="f182" draw:formula="if(?f144, ?f11, ?f163)"/>
                    <draw:equation draw:name="f183" draw:formula="if(?f144, ?f45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6 - ?f204"/>
                    <draw:equation draw:name="f206" draw:formula="?f197 * ?f203"/>
                    <draw:equation draw:name="f207" draw:formula="?f2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6, ?f208)"/>
                    <draw:equation draw:name="f228" draw:formula="if(?f191, ?f27, ?f209)"/>
                    <draw:equation draw:name="f229" draw:formula="if(?f191, ?f46, ?f210)"/>
                    <draw:equation draw:name="f230" draw:formula="if(?f191, ?f2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3"/>
                    <draw:equation draw:name="f249" draw:formula="sqrt(?f245 * ?f245 + ?f248 * ?f248 + 0 * 0)"/>
                    <draw:equation draw:name="f250" draw:formula="?f78 * ?f43 / ?f249"/>
                    <draw:equation draw:name="f251" draw:formula="?f247 * ?f250"/>
                    <draw:equation draw:name="f252" draw:formula="?f26 - ?f251"/>
                    <draw:equation draw:name="f253" draw:formula="?f244 * ?f250"/>
                    <draw:equation draw:name="f254" draw:formula="?f17 - ?f253"/>
                    <draw:equation draw:name="f255" draw:formula="?f252 - ?f78"/>
                    <draw:equation draw:name="f256" draw:formula="?f254 - ?f43"/>
                    <draw:equation draw:name="f257" draw:formula="?f252 + ?f78"/>
                    <draw:equation draw:name="f258" draw:formula="?f254 + ?f43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3"/>
                    <draw:equation draw:name="f268" draw:formula="sqrt(?f264 * ?f264 + ?f267 * ?f267 + 0 * 0)"/>
                    <draw:equation draw:name="f269" draw:formula="?f78 * ?f43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26, ?f255)"/>
                    <draw:equation draw:name="f275" draw:formula="if(?f238, ?f17, ?f256)"/>
                    <draw:equation draw:name="f276" draw:formula="if(?f238, ?f26, ?f257)"/>
                    <draw:equation draw:name="f277" draw:formula="if(?f238, ?f17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frame draw:id="id139" draw:style-name="a836" draw:name="テキスト ボックス 8" svg:x="5.11011in" svg:y="3.03526in" svg:width="1.58343in" svg:height="0.61928in">
                  <draw:text-box>
                    <text:p text:style-name="a835" text:class-names="" text:cond-style-name=""><text:span text:style-name="a833" text:class-names="">Watchdog<text:s text:c="1"/></text:span><text:span text:style-name="a834" text:class-names="">プロセス</text:span></text:p>
                  </draw:text-box>
                  <svg:title/>
                  <svg:desc/>
                </draw:frame>
                <draw:custom-shape svg:x="5.09797in" svg:y="3.79669in" svg:width="1.60692in" svg:height="0.32825in" draw:id="id140" draw:style-name="a839" draw:name="フリーフォーム: 図形 9">
                  <svg:title/>
                  <svg:desc/>
                  <text:p text:style-name="a838" text:class-names="" text:cond-style-name=""><text:span text:style-name="a83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2 * ?f14"/>
                    <draw:equation draw:name="f17" draw:formula="?f11 + ?f13"/>
                    <draw:equation draw:name="f18" draw:formula="?f8 / 21600"/>
                    <draw:equation draw:name="f19" draw:formula="?f7 / 21600"/>
                    <draw:equation draw:name="f20" draw:formula="21600 * ?f8"/>
                    <draw:equation draw:name="f21" draw:formula="21600 * ?f7"/>
                    <draw:equation draw:name="f22" draw:formula="0 - ?f16"/>
                    <draw:equation draw:name="f23" draw:formula="?f11 - ?f17"/>
                    <draw:equation draw:name="f24" draw:formula="?f17 - ?f11"/>
                    <draw:equation draw:name="f25" draw:formula="min(?f19, ?f18)"/>
                    <draw:equation draw:name="f26" draw:formula="?f20 / ?f9"/>
                    <draw:equation draw:name="f27" draw:formula="?f21 / ?f9"/>
                    <draw:equation draw:name="f28" draw:formula="?f22 * ?f1"/>
                    <draw:equation draw:name="f29" draw:formula="abs(?f23)"/>
                    <draw:equation draw:name="f30" draw:formula="abs(?f24)"/>
                    <draw:equation draw:name="f31" draw:formula="if(?f23, ?f15, ?f2)"/>
                    <draw:equation draw:name="f32" draw:formula="if(?f23, ?f2, ?f15)"/>
                    <draw:equation draw:name="f33" draw:formula="if(?f23, ?f0, ?f2)"/>
                    <draw:equation draw:name="f34" draw:formula="if(?f23, ?f2, ?f0)"/>
                    <draw:equation draw:name="f35" draw:formula="if(?f24, ?f15, ?f2)"/>
                    <draw:equation draw:name="f36" draw:formula="if(?f24, ?f2, ?f15)"/>
                    <draw:equation draw:name="f37" draw:formula="if(?f23, 0, ?f1)"/>
                    <draw:equation draw:name="f38" draw:formula="if(?f23, ?f1, 0)"/>
                    <draw:equation draw:name="f39" draw:formula="?f28 / ?f10"/>
                    <draw:equation draw:name="f40" draw:formula="if(?f23, ?f34, ?f33)"/>
                    <draw:equation draw:name="f41" draw:formula="if(?f23, ?f33, ?f34)"/>
                    <draw:equation draw:name="f42" draw:formula="if(?f24, ?f32, ?f31)"/>
                    <draw:equation draw:name="f43" draw:formula="?f29 * ?f25"/>
                    <draw:equation draw:name="f44" draw:formula="?f30 * ?f25"/>
                    <draw:equation draw:name="f45" draw:formula="?f27 - ?f13"/>
                    <draw:equation draw:name="f46" draw:formula="?f26 - ?f13"/>
                    <draw:equation draw:name="f47" draw:formula="?f39 - ?f2"/>
                    <draw:equation draw:name="f48" draw:formula="if(?f24, ?f41, ?f40)"/>
                    <draw:equation draw:name="f49" draw:formula="?f27 - ?f45"/>
                    <draw:equation draw:name="f50" draw:formula="?f26 - ?f46"/>
                    <draw:equation draw:name="f51" draw:formula="?f45 - ?f27"/>
                    <draw:equation draw:name="f52" draw:formula="?f46 - ?f2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5, ?f36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8, ?f37)"/>
                    <draw:equation draw:name="f67" draw:formula="if(?f52, ?f37, ?f38)"/>
                    <draw:equation draw:name="f68" draw:formula="if(?f24, ?f55, ?f54)"/>
                    <draw:equation draw:name="f69" draw:formula="if(?f24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23, ?f66, ?f67)"/>
                    <draw:equation draw:name="f74" draw:formula="if(?f23, ?f64, ?f65)"/>
                    <draw:equation draw:name="f75" draw:formula="?f53 * ?f25"/>
                    <draw:equation draw:name="f76" draw:formula="?f57 * ?f25"/>
                    <draw:equation draw:name="f77" draw:formula="?f58 * ?f25"/>
                    <draw:equation draw:name="f78" draw:formula="?f63 * ?f25"/>
                    <draw:equation draw:name="f79" draw:formula="if(?f49, ?f68, ?f69)"/>
                    <draw:equation draw:name="f80" draw:formula="if(?f51, ?f71, ?f70)"/>
                    <draw:equation draw:name="f81" draw:formula="?f47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26 - ?f90"/>
                    <draw:equation draw:name="f93" draw:formula="?f27 - ?f90"/>
                    <draw:equation draw:name="f94" draw:formula="21550000 - ?f42"/>
                    <draw:equation draw:name="f95" draw:formula="if(?f94, ?f42, 21550000)"/>
                    <draw:equation draw:name="f96" draw:formula="-21550000 - ?f95"/>
                    <draw:equation draw:name="f97" draw:formula="if(?f96, -21550000, ?f95)"/>
                    <draw:equation draw:name="f98" draw:formula="?f48 + ?f97"/>
                    <draw:equation draw:name="f99" draw:formula="?f48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3"/>
                    <draw:equation draw:name="f105" draw:formula="sin(?f101)"/>
                    <draw:equation draw:name="f106" draw:formula="0 - ?f105"/>
                    <draw:equation draw:name="f107" draw:formula="?f106 * ?f44"/>
                    <draw:equation draw:name="f108" draw:formula="sqrt(?f104 * ?f104 + ?f107 * ?f107 + 0 * 0)"/>
                    <draw:equation draw:name="f109" draw:formula="?f43 * ?f44 / ?f108"/>
                    <draw:equation draw:name="f110" draw:formula="?f106 * ?f109"/>
                    <draw:equation draw:name="f111" draw:formula="?f17 - ?f110"/>
                    <draw:equation draw:name="f112" draw:formula="?f103 * ?f109"/>
                    <draw:equation draw:name="f113" draw:formula="?f11 - ?f112"/>
                    <draw:equation draw:name="f114" draw:formula="?f111 - ?f43"/>
                    <draw:equation draw:name="f115" draw:formula="?f113 - ?f44"/>
                    <draw:equation draw:name="f116" draw:formula="?f111 + ?f43"/>
                    <draw:equation draw:name="f117" draw:formula="?f113 + ?f44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3"/>
                    <draw:equation draw:name="f124" draw:formula="sin(?f120)"/>
                    <draw:equation draw:name="f125" draw:formula="0 - ?f124"/>
                    <draw:equation draw:name="f126" draw:formula="?f125 * ?f44"/>
                    <draw:equation draw:name="f127" draw:formula="sqrt(?f123 * ?f123 + ?f126 * ?f126 + 0 * 0)"/>
                    <draw:equation draw:name="f128" draw:formula="?f43 * ?f44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7, ?f114)"/>
                    <draw:equation draw:name="f134" draw:formula="if(?f97, ?f11, ?f115)"/>
                    <draw:equation draw:name="f135" draw:formula="if(?f97, ?f17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4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4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5 - ?f159"/>
                    <draw:equation draw:name="f161" draw:formula="?f158 - ?f44"/>
                    <draw:equation draw:name="f162" draw:formula="?f160 - ?f75"/>
                    <draw:equation draw:name="f163" draw:formula="?f158 + ?f44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4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4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5, ?f162)"/>
                    <draw:equation draw:name="f182" draw:formula="if(?f144, ?f11, ?f163)"/>
                    <draw:equation draw:name="f183" draw:formula="if(?f144, ?f45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6 - ?f204"/>
                    <draw:equation draw:name="f206" draw:formula="?f197 * ?f203"/>
                    <draw:equation draw:name="f207" draw:formula="?f2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6, ?f208)"/>
                    <draw:equation draw:name="f228" draw:formula="if(?f191, ?f27, ?f209)"/>
                    <draw:equation draw:name="f229" draw:formula="if(?f191, ?f46, ?f210)"/>
                    <draw:equation draw:name="f230" draw:formula="if(?f191, ?f2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3"/>
                    <draw:equation draw:name="f249" draw:formula="sqrt(?f245 * ?f245 + ?f248 * ?f248 + 0 * 0)"/>
                    <draw:equation draw:name="f250" draw:formula="?f78 * ?f43 / ?f249"/>
                    <draw:equation draw:name="f251" draw:formula="?f247 * ?f250"/>
                    <draw:equation draw:name="f252" draw:formula="?f26 - ?f251"/>
                    <draw:equation draw:name="f253" draw:formula="?f244 * ?f250"/>
                    <draw:equation draw:name="f254" draw:formula="?f17 - ?f253"/>
                    <draw:equation draw:name="f255" draw:formula="?f252 - ?f78"/>
                    <draw:equation draw:name="f256" draw:formula="?f254 - ?f43"/>
                    <draw:equation draw:name="f257" draw:formula="?f252 + ?f78"/>
                    <draw:equation draw:name="f258" draw:formula="?f254 + ?f43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3"/>
                    <draw:equation draw:name="f268" draw:formula="sqrt(?f264 * ?f264 + ?f267 * ?f267 + 0 * 0)"/>
                    <draw:equation draw:name="f269" draw:formula="?f78 * ?f43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26, ?f255)"/>
                    <draw:equation draw:name="f275" draw:formula="if(?f238, ?f17, ?f256)"/>
                    <draw:equation draw:name="f276" draw:formula="if(?f238, ?f26, ?f257)"/>
                    <draw:equation draw:name="f277" draw:formula="if(?f238, ?f17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custom-shape svg:x="4.33993in" svg:y="3.15959in" svg:width="0.48513in" svg:height="0.83784in" draw:id="id141" draw:style-name="a843" draw:name="フリーフォーム: 図形 10">
                  <svg:title/>
                  <svg:desc/>
                  <text:p text:style-name="a841" text:class-names="" text:cond-style-name=""><text:span text:style-name="a84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 draw:modifiers="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min(?f5, ?f4)"/>
                    <draw:equation draw:name="f7" draw:formula="0"/>
                    <draw:equation draw:name="f8" draw:formula="5400"/>
                    <draw:equation draw:name="f9" draw:formula="?f7 + ?f8"/>
                    <draw:equation draw:name="f10" draw:formula="21600 * ?f5"/>
                    <draw:equation draw:name="f11" draw:formula="21600 * ?f4"/>
                    <draw:equation draw:name="f12" draw:formula="?f10 / ?f6"/>
                    <draw:equation draw:name="f13" draw:formula="?f11 / ?f6"/>
                    <draw:equation draw:name="f14" draw:formula="?f13 - ?f8"/>
                    <draw:equation draw:name="f15" draw:formula="?f12 - ?f8"/>
                    <draw:equation draw:name="f16" draw:formula="?f12 - ?f9"/>
                    <draw:equation draw:name="f17" draw:formula="?f13 - ?f9"/>
                    <draw:equation draw:name="f18" draw:formula="?f16 / 2"/>
                    <draw:equation draw:name="f19" draw:formula="?f17 / 2"/>
                    <draw:equation draw:name="f20" draw:formula="?f9 + ?f18"/>
                    <draw:equation draw:name="f21" draw:formula="?f9 + ?f19"/>
                  </draw:enhanced-geometry>
                </draw:custom-shape>
                <draw:custom-shape svg:x="5.27809in" svg:y="3.39954in" svg:width="0.2596in" svg:height="0.40229in" draw:id="id142" draw:style-name="a846" draw:name="フリーフォーム: 図形 11">
                  <svg:title/>
                  <svg:desc/>
                  <text:p text:style-name="a845" text:class-names="" text:cond-style-name=""><text:span text:style-name="a844" text:class-names=""/></text:p>
    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21600"/>
                    <draw:equation draw:name="f7" draw:formula="?f4 / 21600"/>
                    <draw:equation draw:name="f8" draw:formula="0"/>
                    <draw:equation draw:name="f9" draw:formula="21600"/>
                    <draw:equation draw:name="f10" draw:formula="10800"/>
                    <draw:equation draw:name="f11" draw:formula="$0"/>
                    <draw:equation draw:name="f12" draw:formula="$1"/>
                    <draw:equation draw:name="f13" draw:formula="21600 - ?f11"/>
                    <draw:equation draw:name="f14" draw:formula="21600 - ?f12"/>
                    <draw:equation draw:name="f15" draw:formula="10800 - ?f11"/>
                    <draw:equation draw:name="f16" draw:formula="?f12 * ?f15"/>
                    <draw:equation draw:name="f17" draw:formula="?f16 / 10800"/>
                    <draw:equation draw:name="f18" draw:formula="21600 - ?f17"/>
                    <draw:equation draw:name="f19" draw:formula="$0 / ?f6"/>
                    <draw:equation draw:name="f20" draw:formula="$1 / ?f7"/>
                    <draw:handle draw:handle-position="$0 $1" draw:handle-range-x-minimum="0" draw:handle-range-x-maximum="10800" draw:handle-range-y-minimum="0" draw:handle-range-y-maximum="10800"/>
                  </draw:enhanced-geometry>
                </draw:custom-shape>
                <draw:frame draw:id="id143" draw:style-name="a849" draw:name="テキスト ボックス 12" svg:x="5.48756in" svg:y="3.45695in" svg:width="1.316in" svg:height="0.63987in">
                  <draw:text-box>
                    <text:p text:style-name="a848" text:class-names="" text:cond-style-name=""><text:span text:style-name="a847" text:class-names="">プロセス監視</text:span></text:p>
                  </draw:text-box>
                  <svg:title/>
                  <svg:desc/>
                </draw:frame>
                <draw:frame draw:id="id144" draw:style-name="a853" draw:name="テキスト ボックス 13" svg:x="5.10345in" svg:y="3.82876in" svg:width="1.47144in" svg:height="0.61888in">
                  <draw:text-box>
                    <text:p text:style-name="a852" text:class-names="" text:cond-style-name=""><text:span text:style-name="a850" text:class-names="">Pgpool-II<text:s text:c="1"/></text:span><text:span text:style-name="a851" text:class-names="">プロセス</text:span></text:p>
                  </draw:text-box>
                  <svg:title/>
                  <svg:desc/>
                </draw:frame>
              </draw:g>
              <draw:frame draw:id="id136" draw:style-name="a826" draw:name="テキスト ボックス 14" svg:x="4.14302in" svg:y="2.27286in" svg:width="2.04036in" svg:height="0.72935in">
                <draw:text-box>
                  <text:p text:style-name="a821" text:class-names="" text:cond-style-name=""><text:span text:style-name="a818" text:class-names="">Pgpool</text:span><text:span text:style-name="a819" text:class-names="">-II<text:s text:c="1"/></text:span><text:span text:style-name="a820" text:class-names="">サーバ</text:span></text:p>
                  <text:p text:style-name="a825" text:class-names="" text:cond-style-name=""><text:span text:style-name="a822" text:class-names="">(</text:span><text:span text:style-name="a823" text:class-names="">アクティブ</text:span><text:span text:style-name="a824" text:class-names="">)</text:span></text:p>
                </draw:text-box>
                <svg:title/>
                <svg:desc/>
              </draw:frame>
            </draw:g>
            <draw:custom-shape svg:x="5.65946in" svg:y="2.30987in" svg:width="0.21809in" svg:height="0.50326in" draw:id="id134" draw:style-name="a817" draw:name="フリーフォーム: 図形 15">
              <svg:title/>
              <svg:desc/>
              <text:p text:style-name="a815" text:class-names="" text:cond-style-name=""><text:span text:style-name="a814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0 ?f15 ?f21" draw:modifiers="15242 876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?f16 * ?f11"/>
                <draw:equation draw:name="f19" draw:formula="?f18 / 10800"/>
                <draw:equation draw:name="f20" draw:formula="?f17 / ?f14"/>
                <draw:equation draw:name="f21" draw:formula="?f12 + ?f19"/>
                <draw:equation draw:name="f22" draw:formula="$1 / ?f6"/>
                <draw:equation draw:name="f23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svg:x="5.52047in" svg:y="4.11654in" svg:width="0.21809in" svg:height="2.43712in" draw:id="id77" draw:style-name="a637" draw:name="フリーフォーム: 図形 18">
            <svg:title/>
            <svg:desc/>
            <text:p text:style-name="a635" text:class-names="" text:cond-style-name=""><text:span text:style-name="a634" text:class-names=""/></text:p>
            <draw:enhanced-geometry xmlns:dr3d="urn:oasis:names:tc:opendocument:xmlns:dr3d:1.0" draw:type="non-primitive" svg:viewBox="0 0 21600 21600" draw:enhanced-path="M ?f11 ?f8 L ?f11 ?f12 ?f8 ?f12 ?f10 ?f9 ?f9 ?f12 ?f15 ?f12 ?f15 ?f8 Z N" draw:text-areas="?f11 ?f20 ?f15 ?f21" draw:modifiers="15242 876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1"/>
              <draw:equation draw:name="f12" draw:formula="$0"/>
              <draw:equation draw:name="f13" draw:formula="?f9 - ?f8"/>
              <draw:equation draw:name="f14" draw:formula="?f13 / 21600"/>
              <draw:equation draw:name="f15" draw:formula="21600 - ?f11"/>
              <draw:equation draw:name="f16" draw:formula="21600 - ?f12"/>
              <draw:equation draw:name="f17" draw:formula="0 * ?f14"/>
              <draw:equation draw:name="f18" draw:formula="?f16 * ?f11"/>
              <draw:equation draw:name="f19" draw:formula="?f18 / 10800"/>
              <draw:equation draw:name="f20" draw:formula="?f17 / ?f14"/>
              <draw:equation draw:name="f21" draw:formula="?f12 + ?f19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21976in" svg:height="0.85593in" draw:id="id78" draw:style-name="a641" draw:transform="translate(-0.10988in -0.42796in) rotate(-0.7854) translate(2.76703in 6.35017in)" draw:name="フリーフォーム: 図形 19">
            <svg:title/>
            <svg:desc/>
            <text:p text:style-name="a639" text:class-names="" text:cond-style-name=""><text:span text:style-name="a638" text:class-names=""/></text:p>
            <draw:enhanced-geometry xmlns:dr3d="urn:oasis:names:tc:opendocument:xmlns:dr3d:1.0" draw:type="non-primitive" svg:viewBox="0 0 21600 21600" draw:enhanced-path="M ?f11 ?f8 L ?f11 ?f12 ?f8 ?f12 ?f10 ?f9 ?f9 ?f12 ?f15 ?f12 ?f15 ?f8 Z N" draw:text-areas="?f11 ?f20 ?f15 ?f21" draw:modifiers="15242 876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1"/>
              <draw:equation draw:name="f12" draw:formula="$0"/>
              <draw:equation draw:name="f13" draw:formula="?f9 - ?f8"/>
              <draw:equation draw:name="f14" draw:formula="?f13 / 21600"/>
              <draw:equation draw:name="f15" draw:formula="21600 - ?f11"/>
              <draw:equation draw:name="f16" draw:formula="21600 - ?f12"/>
              <draw:equation draw:name="f17" draw:formula="0 * ?f14"/>
              <draw:equation draw:name="f18" draw:formula="?f16 * ?f11"/>
              <draw:equation draw:name="f19" draw:formula="?f18 / 10800"/>
              <draw:equation draw:name="f20" draw:formula="?f17 / ?f14"/>
              <draw:equation draw:name="f21" draw:formula="?f12 + ?f19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x="3.04173in" svg:y="0.27559in" svg:width="5.0502in" svg:height="1.08255in" draw:id="id79" draw:style-name="a644" draw:name="フリーフォーム: 図形 20">
            <svg:title/>
            <svg:desc/>
            <text:p text:style-name="a643" text:class-names="" text:cond-style-name=""><text:span text:style-name="a64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グループ化 21" draw:id="id80">
            <svg:title/>
            <svg:desc/>
            <draw:custom-shape svg:x="3.63819in" svg:y="0.46772in" svg:width="0.38254in" svg:height="0.69688in" draw:id="id129" draw:style-name="a801" draw:name="フリーフォーム: 図形 22">
              <svg:title/>
              <svg:desc/>
              <text:p text:style-name="a799" text:class-names="" text:cond-style-name=""><text:span text:style-name="a79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4.79952in" svg:y="0.46772in" svg:width="0.38215in" svg:height="0.69688in" draw:id="id130" draw:style-name="a805" draw:name="フリーフォーム: 図形 23">
              <svg:title/>
              <svg:desc/>
              <text:p text:style-name="a803" text:class-names="" text:cond-style-name=""><text:span text:style-name="a80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7.12024in" svg:y="0.46772in" svg:width="0.38294in" svg:height="0.69688in" draw:id="id131" draw:style-name="a809" draw:name="フリーフォーム: 図形 24">
              <svg:title/>
              <svg:desc/>
              <text:p text:style-name="a807" text:class-names="" text:cond-style-name=""><text:span text:style-name="a80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5.96125in" svg:y="0.46772in" svg:width="0.38176in" svg:height="0.69688in" draw:id="id132" draw:style-name="a813" draw:name="フリーフォーム: 図形 25">
              <svg:title/>
              <svg:desc/>
              <text:p text:style-name="a811" text:class-names="" text:cond-style-name=""><text:span text:style-name="a81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</draw:g>
          <draw:custom-shape svg:x="5.50433in" svg:y="1.35197in" svg:width="0.1527in" svg:height="0.38804in" draw:id="id81" draw:style-name="a647" draw:name="フリーフォーム: 図形 26">
            <svg:title/>
            <svg:desc/>
            <text:p text:style-name="a646" text:class-names="" text:cond-style-name=""><text:span text:style-name="a645" text:class-names=""/></text:p>
            <draw:enhanced-geometry xmlns:dr3d="urn:oasis:names:tc:opendocument:xmlns:dr3d:1.0" draw:type="non-primitive" svg:viewBox="0 0 21600 21600" draw:enhanced-path="M ?f11 ?f8 L ?f11 ?f12 ?f8 ?f12 ?f10 ?f9 ?f9 ?f12 ?f15 ?f12 ?f15 ?f8 Z N" draw:text-areas="?f11 ?f20 ?f15 ?f21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1"/>
              <draw:equation draw:name="f12" draw:formula="$0"/>
              <draw:equation draw:name="f13" draw:formula="?f9 - ?f8"/>
              <draw:equation draw:name="f14" draw:formula="?f13 / 21600"/>
              <draw:equation draw:name="f15" draw:formula="21600 - ?f11"/>
              <draw:equation draw:name="f16" draw:formula="21600 - ?f12"/>
              <draw:equation draw:name="f17" draw:formula="0 * ?f14"/>
              <draw:equation draw:name="f18" draw:formula="?f16 * ?f11"/>
              <draw:equation draw:name="f19" draw:formula="?f18 / 10800"/>
              <draw:equation draw:name="f20" draw:formula="?f17 / ?f14"/>
              <draw:equation draw:name="f21" draw:formula="?f12 + ?f19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id="id82" draw:style-name="a651" draw:name="テキスト ボックス 27" svg:x="3.34921in" svg:y="1.39134in" svg:width="1.6077in" svg:height="0.31824in">
            <draw:text-box>
              <text:p text:style-name="a650" text:class-names="" text:cond-style-name=""><text:span text:style-name="a648" text:class-names="">AP</text:span><text:span text:style-name="a649" text:class-names="">サーバ</text:span></text:p>
            </draw:text-box>
            <svg:title/>
            <svg:desc/>
          </draw:frame>
          <draw:frame draw:id="id83" draw:style-name="a654" draw:name="テキスト ボックス 28" svg:x="4.27323in" svg:y="2.93976in" svg:width="0.84144in" svg:height="0.293in">
            <draw:text-box>
              <text:p text:style-name="a653" text:class-names="" text:cond-style-name=""><text:span text:style-name="a652" text:class-names="">osspc16</text:span></text:p>
            </draw:text-box>
            <svg:title/>
            <svg:desc/>
          </draw:frame>
          <draw:g draw:name="グループ化 40" draw:id="id84">
            <svg:title/>
            <svg:desc/>
            <draw:custom-shape svg:x="6.54331in" svg:y="4.60701in" svg:width="2.83169in" svg:height="1.44128in" draw:id="id118" draw:style-name="a758" draw:name="フリーフォーム: 図形 41">
              <svg:title/>
              <svg:desc/>
              <text:p text:style-name="a757" text:class-names="" text:cond-style-name=""><text:span text:style-name="a756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7.48577in" svg:y="4.75946in" svg:width="1.6077in" svg:height="0.38645in" draw:id="id119" draw:style-name="a761" draw:name="フリーフォーム: 図形 42">
              <svg:title/>
              <svg:desc/>
              <text:p text:style-name="a760" text:class-names="" text:cond-style-name=""><text:span text:style-name="a759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120" draw:style-name="a765" draw:name="テキスト ボックス 43" svg:x="7.4979in" svg:y="4.80222in" svg:width="1.58343in" svg:height="0.61928in">
              <draw:text-box>
                <text:p text:style-name="a764" text:class-names="" text:cond-style-name=""><text:span text:style-name="a762" text:class-names="">Watchdog<text:s text:c="1"/></text:span><text:span text:style-name="a763" text:class-names="">プロセス</text:span></text:p>
              </draw:text-box>
              <svg:title/>
              <svg:desc/>
            </draw:frame>
            <draw:custom-shape svg:x="7.48577in" svg:y="5.56325in" svg:width="1.6077in" svg:height="0.32864in" draw:id="id121" draw:style-name="a768" draw:name="フリーフォーム: 図形 44">
              <svg:title/>
              <svg:desc/>
              <text:p text:style-name="a767" text:class-names="" text:cond-style-name=""><text:span text:style-name="a766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6.72655in" svg:y="4.92695in" svg:width="0.4863in" svg:height="0.83705in" draw:id="id122" draw:style-name="a772" draw:name="フリーフォーム: 図形 45">
              <svg:title/>
              <svg:desc/>
              <text:p text:style-name="a770" text:class-names="" text:cond-style-name=""><text:span text:style-name="a76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7.66549in" svg:y="5.1665in" svg:width="0.25921in" svg:height="0.4019in" draw:id="id123" draw:style-name="a775" draw:name="フリーフォーム: 図形 46">
              <svg:title/>
              <svg:desc/>
              <text:p text:style-name="a774" text:class-names="" text:cond-style-name=""><text:span text:style-name="a773" text:class-names=""/></text:p>
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1"/>
                <draw:equation draw:name="f14" draw:formula="21600 - ?f12"/>
                <draw:equation draw:name="f15" draw:formula="10800 - ?f11"/>
                <draw:equation draw:name="f16" draw:formula="?f12 * ?f15"/>
                <draw:equation draw:name="f17" draw:formula="?f16 / 10800"/>
                <draw:equation draw:name="f18" draw:formula="21600 - ?f17"/>
                <draw:equation draw:name="f19" draw:formula="$0 / ?f6"/>
                <draw:equation draw:name="f20" draw:formula="$1 / ?f7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id="id124" draw:style-name="a778" draw:name="テキスト ボックス 47" svg:x="7.87536in" svg:y="5.22273in" svg:width="1.31521in" svg:height="0.64026in">
              <draw:text-box>
                <text:p text:style-name="a777" text:class-names="" text:cond-style-name=""><text:span text:style-name="a776" text:class-names="">プロセス監視</text:span></text:p>
              </draw:text-box>
              <svg:title/>
              <svg:desc/>
            </draw:frame>
            <draw:frame draw:id="id125" draw:style-name="a786" draw:name="テキスト ボックス 48" svg:x="7.95954in" svg:y="3.99803in" svg:width="2.04115in" svg:height="0.73014in">
              <draw:text-box>
                <text:p text:style-name="a781" text:class-names="" text:cond-style-name=""><text:span text:style-name="a779" text:class-names="">Pgpool-II<text:s text:c="1"/></text:span><text:span text:style-name="a780" text:class-names="">サーバ</text:span></text:p>
                <text:p text:style-name="a785" text:class-names="" text:cond-style-name=""><text:span text:style-name="a782" text:class-names="">(</text:span><text:span text:style-name="a783" text:class-names="">スタンバイ</text:span><text:span text:style-name="a784" text:class-names="">)</text:span></text:p>
              </draw:text-box>
              <svg:title/>
              <svg:desc/>
            </draw:frame>
            <draw:custom-shape svg:width="0.21896in" svg:height="0.87825in" draw:id="id126" draw:style-name="a790" draw:transform="translate(-0.10948in -0.43912in) rotate(-0.7854) translate(7.76279in 6.20887in)" draw:name="フリーフォーム: 図形 49">
              <svg:title/>
              <svg:desc/>
              <text:p text:style-name="a788" text:class-names="" text:cond-style-name=""><text:span text:style-name="a787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0 ?f15 ?f21" draw:modifiers="15242 876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?f16 * ?f11"/>
                <draw:equation draw:name="f19" draw:formula="?f18 / 10800"/>
                <draw:equation draw:name="f20" draw:formula="?f17 / ?f14"/>
                <draw:equation draw:name="f21" draw:formula="?f12 + ?f19"/>
                <draw:equation draw:name="f22" draw:formula="$1 / ?f6"/>
                <draw:equation draw:name="f23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id="id127" draw:style-name="a793" draw:name="テキスト ボックス 50" svg:x="6.61966in" svg:y="5.72005in" svg:width="0.84105in" svg:height="0.57849in">
              <draw:text-box>
                <text:p text:style-name="a792" text:class-names="" text:cond-style-name=""><text:span text:style-name="a791" text:class-names="">osspc18</text:span></text:p>
              </draw:text-box>
              <svg:title/>
              <svg:desc/>
            </draw:frame>
            <draw:frame draw:id="id128" draw:style-name="a797" draw:name="テキスト ボックス 51" svg:x="7.55429in" svg:y="5.60522in" svg:width="1.47144in" svg:height="0.61928in">
              <draw:text-box>
                <text:p text:style-name="a796" text:class-names="" text:cond-style-name=""><text:span text:style-name="a794" text:class-names="">Pgpool-II</text:span><text:span text:style-name="a795" text:class-names="">プロセス</text:span></text:p>
              </draw:text-box>
              <svg:title/>
              <svg:desc/>
            </draw:frame>
          </draw:g>
          <draw:g draw:name="グループ化 52" draw:id="id85">
            <svg:title/>
            <svg:desc/>
            <draw:g draw:name="グループ化 53" draw:id="id100">
              <svg:title/>
              <svg:desc/>
              <draw:custom-shape svg:x="4.76745in" svg:y="7.27252in" svg:width="1.49259in" svg:height="0.54167in" draw:id="id116" draw:style-name="a752" draw:name="フリーフォーム: 図形 54">
                <svg:title/>
                <svg:desc/>
                <text:p text:style-name="a750" text:class-names="" text:cond-style-name=""><text:span text:style-name="a749" text:class-names="">レプリケーション</text:span></text:p>
    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4300 540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10800"/>
                  <draw:equation draw:name="f11" draw:formula="$0"/>
                  <draw:equation draw:name="f12" draw:formula="$1"/>
                  <draw:equation draw:name="f13" draw:formula="21600 - ?f11"/>
                  <draw:equation draw:name="f14" draw:formula="21600 - ?f12"/>
                  <draw:equation draw:name="f15" draw:formula="10800 - ?f12"/>
                  <draw:equation draw:name="f16" draw:formula="?f11 * ?f15"/>
                  <draw:equation draw:name="f17" draw:formula="?f16 / 10800"/>
                  <draw:equation draw:name="f18" draw:formula="21600 - ?f17"/>
                  <draw:equation draw:name="f19" draw:formula="$0 / ?f6"/>
                  <draw:equation draw:name="f20" draw:formula="$1 / ?f7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custom-shape svg:x="4.82501in" svg:y="6.49882in" svg:width="1.98985in" svg:height="0.61967in" draw:id="id117" draw:style-name="a755" draw:name="フリーフォーム: 図形 55">
                <svg:title/>
                <svg:desc/>
                <text:p text:style-name="a754" text:class-names="" text:cond-style-name=""><text:span text:style-name="a753" text:class-names="">PostgreSQL</text:span></text:p>
                <draw:enhanced-geometry xmlns:dr3d="urn:oasis:names:tc:opendocument:xmlns:dr3d:1.0" draw:type="non-primitive" svg:viewBox="0 0 21600 21600" draw:enhanced-path="M ?f0 ?f0 L ?f1 ?f0 ?f1 ?f1 ?f0 ?f1 ?f0 ?f0 Z N" draw:text-areas="?f4 ?f4 ?f5 ?f5">
                  <draw:equation draw:name="f0" draw:formula="0"/>
                  <draw:equation draw:name="f1" draw:formula="21600"/>
                  <draw:equation draw:name="f2" draw:formula="?f1 - ?f0"/>
                  <draw:equation draw:name="f3" draw:formula="?f2 / 21600"/>
                  <draw:equation draw:name="f4" draw:formula="?f0 / ?f3"/>
                  <draw:equation draw:name="f5" draw:formula="?f1 / ?f3"/>
                </draw:enhanced-geometry>
              </draw:custom-shape>
            </draw:g>
            <draw:custom-shape svg:x="2.92717in" svg:y="6.53762in" svg:width="5.27965in" svg:height="1.50859in" draw:id="id101" draw:style-name="a720" draw:name="フリーフォーム: 図形 56">
              <svg:title/>
              <svg:desc/>
              <text:p text:style-name="a719" text:class-names="" text:cond-style-name=""><text:span text:style-name="a718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g draw:name="グループ化 57" draw:id="id102">
              <svg:title/>
              <svg:desc/>
              <draw:g draw:name="グループ化 58" draw:id="id110">
                <svg:title/>
                <svg:desc/>
                <draw:g draw:name="グループ化 59" draw:id="id112">
                  <svg:title/>
                  <svg:desc/>
                  <draw:custom-shape svg:x="3.45262in" svg:y="6.80846in" svg:width="0.49335in" svg:height="0.7935in" draw:id="id114" draw:style-name="a744" draw:name="フリーフォーム: 図形 60">
                    <svg:title/>
                    <svg:desc/>
                    <text:p text:style-name="a742" text:class-names="" text:cond-style-name=""><text:span text:style-name="a741" text:class-names=""/></text:p>
  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 draw:modifiers="0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?f3 - ?f2"/>
                      <draw:equation draw:name="f5" draw:formula="?f1 - ?f0"/>
                      <draw:equation draw:name="f6" draw:formula="min(?f5, ?f4)"/>
                      <draw:equation draw:name="f7" draw:formula="0"/>
                      <draw:equation draw:name="f8" draw:formula="5400"/>
                      <draw:equation draw:name="f9" draw:formula="?f7 + ?f8"/>
                      <draw:equation draw:name="f10" draw:formula="21600 * ?f5"/>
                      <draw:equation draw:name="f11" draw:formula="21600 * ?f4"/>
                      <draw:equation draw:name="f12" draw:formula="?f10 / ?f6"/>
                      <draw:equation draw:name="f13" draw:formula="?f11 / ?f6"/>
                      <draw:equation draw:name="f14" draw:formula="?f13 - ?f8"/>
                      <draw:equation draw:name="f15" draw:formula="?f12 - ?f8"/>
                      <draw:equation draw:name="f16" draw:formula="?f12 - ?f9"/>
                      <draw:equation draw:name="f17" draw:formula="?f13 - ?f9"/>
                      <draw:equation draw:name="f18" draw:formula="?f16 / 2"/>
                      <draw:equation draw:name="f19" draw:formula="?f17 / 2"/>
                      <draw:equation draw:name="f20" draw:formula="?f9 + ?f18"/>
                      <draw:equation draw:name="f21" draw:formula="?f9 + ?f19"/>
                    </draw:enhanced-geometry>
                  </draw:custom-shape>
                  <draw:custom-shape svg:x="3.78152in" svg:y="7.44436in" svg:width="0.49296in" svg:height="0.31597in" draw:id="id115" draw:style-name="a748" draw:name="フリーフォーム: 図形 61">
                    <svg:title/>
                    <svg:desc/>
                    <text:p text:style-name="a746" text:class-names="" text:cond-style-name=""><text:span text:style-name="a745" text:class-names=""/></text:p>
                    <draw:enhanced-geometry xmlns:dr3d="urn:oasis:names:tc:opendocument:xmlns:dr3d:1.0" draw:type="non-primitive" svg:viewBox="0 0 88 21600" draw:enhanced-path="M ?f11 ?f8 C ?f13 ?f8 ?f8 ?f38 ?f8 ?f28 L ?f8 ?f30 C ?f8 ?f39 ?f13 ?f10 ?f11 ?f10 ?f14 ?f10 ?f9 ?f39 ?f9 ?f30 L ?f9 ?f28 C ?f9 ?f38 ?f14 ?f8 ?f11 ?f8 Z N M ?f11 ?f8 C ?f13 ?f8 ?f8 ?f38 ?f8 ?f28 ?f8 ?f40 ?f13 ?f15 ?f11 ?f15 ?f14 ?f15 ?f9 ?f40 ?f9 ?f28 ?f9 ?f38 ?f14 ?f8 ?f11 ?f8 Z N" draw:text-areas="?f33 ?f15 ?f36 ?f30" draw:glue-points="?f31 ?f15 ?f31 ?f32 ?f33 ?f34 ?f31 ?f35 ?f36 ?f34" draw:glue-point-leaving-directions="-0, -0, -0, -0, -0" draw:modifiers="5400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?f3 - ?f2"/>
                      <draw:equation draw:name="f5" draw:formula="?f1 - ?f0"/>
                      <draw:equation draw:name="f6" draw:formula="?f5 / 88"/>
                      <draw:equation draw:name="f7" draw:formula="?f4 / 21600"/>
                      <draw:equation draw:name="f8" draw:formula="0"/>
                      <draw:equation draw:name="f9" draw:formula="88"/>
                      <draw:equation draw:name="f10" draw:formula="21600"/>
                      <draw:equation draw:name="f11" draw:formula="44"/>
                      <draw:equation draw:name="f12" draw:formula="10800"/>
                      <draw:equation draw:name="f13" draw:formula="20"/>
                      <draw:equation draw:name="f14" draw:formula="68"/>
                      <draw:equation draw:name="f15" draw:formula="$0"/>
                      <draw:equation draw:name="f16" draw:formula="?f10 - ?f8"/>
                      <draw:equation draw:name="f17" draw:formula="?f9 - ?f8"/>
                      <draw:equation draw:name="f18" draw:formula="44 * ?f6"/>
                      <draw:equation draw:name="f19" draw:formula="?f17 / 88"/>
                      <draw:equation draw:name="f20" draw:formula="?f16 / 21600"/>
                      <draw:equation draw:name="f21" draw:formula="?f15 * 2"/>
                      <draw:equation draw:name="f22" draw:formula="0 * ?f19"/>
                      <draw:equation draw:name="f23" draw:formula="88 * ?f19"/>
                      <draw:equation draw:name="f24" draw:formula="44 * ?f19"/>
                      <draw:equation draw:name="f25" draw:formula="0 * ?f20"/>
                      <draw:equation draw:name="f26" draw:formula="10800 * ?f20"/>
                      <draw:equation draw:name="f27" draw:formula="21600 * ?f20"/>
                      <draw:equation draw:name="f28" draw:formula="?f21 / 4"/>
                      <draw:equation draw:name="f29" draw:formula="?f28 * 6"/>
                      <draw:equation draw:name="f30" draw:formula="21600 - ?f28"/>
                      <draw:equation draw:name="f31" draw:formula="?f24 / ?f19"/>
                      <draw:equation draw:name="f32" draw:formula="?f25 / ?f20"/>
                      <draw:equation draw:name="f33" draw:formula="?f22 / ?f19"/>
                      <draw:equation draw:name="f34" draw:formula="?f26 / ?f20"/>
                      <draw:equation draw:name="f35" draw:formula="?f27 / ?f20"/>
                      <draw:equation draw:name="f36" draw:formula="?f23 / ?f19"/>
                      <draw:equation draw:name="f37" draw:formula="?f29 / 11"/>
                      <draw:equation draw:name="f38" draw:formula="?f28 - ?f37"/>
                      <draw:equation draw:name="f39" draw:formula="?f30 + ?f37"/>
                      <draw:equation draw:name="f40" draw:formula="?f28 + ?f37"/>
                      <draw:equation draw:name="f41" draw:formula="$0 / ?f7"/>
                      <draw:equation draw:name="f42" draw:formula="?f18 / ?f6"/>
                      <draw:handle draw:handle-position="?f42 $0" draw:handle-range-y-minimum="0" draw:handle-range-y-maximum="10800"/>
                    </draw:enhanced-geometry>
                  </draw:custom-shape>
                </draw:g>
                <draw:frame draw:id="id113" draw:style-name="a740" draw:name="テキスト ボックス 62" svg:x="3.42287in" svg:y="7.74133in" svg:width="1.05209in" svg:height="0.38843in">
                  <draw:text-box>
                    <text:p text:style-name="a739" text:class-names="" text:cond-style-name=""><text:span text:style-name="a738" text:class-names="">Primary</text:span></text:p>
                  </draw:text-box>
                  <svg:title/>
                  <svg:desc/>
                </draw:frame>
              </draw:g>
              <draw:frame draw:id="id111" draw:style-name="a737" draw:name="テキスト ボックス 63" svg:x="3.38567in" svg:y="6.55821in" svg:width="0.84144in" svg:height="0.5777in">
                <draw:text-box>
                  <text:p text:style-name="a736" text:class-names="" text:cond-style-name=""><text:span text:style-name="a735" text:class-names="">osspc19</text:span></text:p>
                </draw:text-box>
                <svg:title/>
                <svg:desc/>
              </draw:frame>
            </draw:g>
            <draw:g draw:name="グループ化 64" draw:id="id103">
              <svg:title/>
              <svg:desc/>
              <draw:frame draw:id="id104" draw:style-name="a723" draw:name="テキスト ボックス 65" svg:x="6.71501in" svg:y="6.55821in" svg:width="0.84105in" svg:height="0.5777in">
                <draw:text-box>
                  <text:p text:style-name="a722" text:class-names="" text:cond-style-name=""><text:span text:style-name="a721" text:class-names="">osspc20</text:span></text:p>
                </draw:text-box>
                <svg:title/>
                <svg:desc/>
              </draw:frame>
              <draw:g draw:name="グループ化 66" draw:id="id105">
                <svg:title/>
                <svg:desc/>
                <draw:g draw:name="グループ化 67" draw:id="id106">
                  <svg:title/>
                  <svg:desc/>
                  <draw:custom-shape svg:x="6.85793in" svg:y="6.80806in" svg:width="0.49257in" svg:height="0.7935in" draw:id="id108" draw:style-name="a730" draw:name="フリーフォーム: 図形 68">
                    <svg:title/>
                    <svg:desc/>
                    <text:p text:style-name="a728" text:class-names="" text:cond-style-name=""><text:span text:style-name="a727" text:class-names=""/></text:p>
  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 draw:modifiers="0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?f3 - ?f2"/>
                      <draw:equation draw:name="f5" draw:formula="?f1 - ?f0"/>
                      <draw:equation draw:name="f6" draw:formula="min(?f5, ?f4)"/>
                      <draw:equation draw:name="f7" draw:formula="0"/>
                      <draw:equation draw:name="f8" draw:formula="5400"/>
                      <draw:equation draw:name="f9" draw:formula="?f7 + ?f8"/>
                      <draw:equation draw:name="f10" draw:formula="21600 * ?f5"/>
                      <draw:equation draw:name="f11" draw:formula="21600 * ?f4"/>
                      <draw:equation draw:name="f12" draw:formula="?f10 / ?f6"/>
                      <draw:equation draw:name="f13" draw:formula="?f11 / ?f6"/>
                      <draw:equation draw:name="f14" draw:formula="?f13 - ?f8"/>
                      <draw:equation draw:name="f15" draw:formula="?f12 - ?f8"/>
                      <draw:equation draw:name="f16" draw:formula="?f12 - ?f9"/>
                      <draw:equation draw:name="f17" draw:formula="?f13 - ?f9"/>
                      <draw:equation draw:name="f18" draw:formula="?f16 / 2"/>
                      <draw:equation draw:name="f19" draw:formula="?f17 / 2"/>
                      <draw:equation draw:name="f20" draw:formula="?f9 + ?f18"/>
                      <draw:equation draw:name="f21" draw:formula="?f9 + ?f19"/>
                    </draw:enhanced-geometry>
                  </draw:custom-shape>
                  <draw:custom-shape svg:x="7.18644in" svg:y="7.44318in" svg:width="0.49413in" svg:height="0.31716in" draw:id="id109" draw:style-name="a734" draw:name="フリーフォーム: 図形 69">
                    <svg:title/>
                    <svg:desc/>
                    <text:p text:style-name="a732" text:class-names="" text:cond-style-name=""><text:span text:style-name="a731" text:class-names=""/></text:p>
                    <draw:enhanced-geometry xmlns:dr3d="urn:oasis:names:tc:opendocument:xmlns:dr3d:1.0" draw:type="non-primitive" svg:viewBox="0 0 88 21600" draw:enhanced-path="M ?f11 ?f8 C ?f13 ?f8 ?f8 ?f38 ?f8 ?f28 L ?f8 ?f30 C ?f8 ?f39 ?f13 ?f10 ?f11 ?f10 ?f14 ?f10 ?f9 ?f39 ?f9 ?f30 L ?f9 ?f28 C ?f9 ?f38 ?f14 ?f8 ?f11 ?f8 Z N M ?f11 ?f8 C ?f13 ?f8 ?f8 ?f38 ?f8 ?f28 ?f8 ?f40 ?f13 ?f15 ?f11 ?f15 ?f14 ?f15 ?f9 ?f40 ?f9 ?f28 ?f9 ?f38 ?f14 ?f8 ?f11 ?f8 Z N" draw:text-areas="?f33 ?f15 ?f36 ?f30" draw:glue-points="?f31 ?f15 ?f31 ?f32 ?f33 ?f34 ?f31 ?f35 ?f36 ?f34" draw:glue-point-leaving-directions="-0, -0, -0, -0, -0" draw:modifiers="5400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?f3 - ?f2"/>
                      <draw:equation draw:name="f5" draw:formula="?f1 - ?f0"/>
                      <draw:equation draw:name="f6" draw:formula="?f5 / 88"/>
                      <draw:equation draw:name="f7" draw:formula="?f4 / 21600"/>
                      <draw:equation draw:name="f8" draw:formula="0"/>
                      <draw:equation draw:name="f9" draw:formula="88"/>
                      <draw:equation draw:name="f10" draw:formula="21600"/>
                      <draw:equation draw:name="f11" draw:formula="44"/>
                      <draw:equation draw:name="f12" draw:formula="10800"/>
                      <draw:equation draw:name="f13" draw:formula="20"/>
                      <draw:equation draw:name="f14" draw:formula="68"/>
                      <draw:equation draw:name="f15" draw:formula="$0"/>
                      <draw:equation draw:name="f16" draw:formula="?f10 - ?f8"/>
                      <draw:equation draw:name="f17" draw:formula="?f9 - ?f8"/>
                      <draw:equation draw:name="f18" draw:formula="44 * ?f6"/>
                      <draw:equation draw:name="f19" draw:formula="?f17 / 88"/>
                      <draw:equation draw:name="f20" draw:formula="?f16 / 21600"/>
                      <draw:equation draw:name="f21" draw:formula="?f15 * 2"/>
                      <draw:equation draw:name="f22" draw:formula="0 * ?f19"/>
                      <draw:equation draw:name="f23" draw:formula="88 * ?f19"/>
                      <draw:equation draw:name="f24" draw:formula="44 * ?f19"/>
                      <draw:equation draw:name="f25" draw:formula="0 * ?f20"/>
                      <draw:equation draw:name="f26" draw:formula="10800 * ?f20"/>
                      <draw:equation draw:name="f27" draw:formula="21600 * ?f20"/>
                      <draw:equation draw:name="f28" draw:formula="?f21 / 4"/>
                      <draw:equation draw:name="f29" draw:formula="?f28 * 6"/>
                      <draw:equation draw:name="f30" draw:formula="21600 - ?f28"/>
                      <draw:equation draw:name="f31" draw:formula="?f24 / ?f19"/>
                      <draw:equation draw:name="f32" draw:formula="?f25 / ?f20"/>
                      <draw:equation draw:name="f33" draw:formula="?f22 / ?f19"/>
                      <draw:equation draw:name="f34" draw:formula="?f26 / ?f20"/>
                      <draw:equation draw:name="f35" draw:formula="?f27 / ?f20"/>
                      <draw:equation draw:name="f36" draw:formula="?f23 / ?f19"/>
                      <draw:equation draw:name="f37" draw:formula="?f29 / 11"/>
                      <draw:equation draw:name="f38" draw:formula="?f28 - ?f37"/>
                      <draw:equation draw:name="f39" draw:formula="?f30 + ?f37"/>
                      <draw:equation draw:name="f40" draw:formula="?f28 + ?f37"/>
                      <draw:equation draw:name="f41" draw:formula="$0 / ?f7"/>
                      <draw:equation draw:name="f42" draw:formula="?f18 / ?f6"/>
                      <draw:handle draw:handle-position="?f42 $0" draw:handle-range-y-minimum="0" draw:handle-range-y-maximum="10800"/>
                    </draw:enhanced-geometry>
                  </draw:custom-shape>
                </draw:g>
                <draw:frame draw:id="id107" draw:style-name="a726" draw:name="テキスト ボックス 70" svg:x="6.82895in" svg:y="7.74014in" svg:width="1.10299in" svg:height="0.38923in">
                  <draw:text-box>
                    <text:p text:style-name="a725" text:class-names="" text:cond-style-name=""><text:span text:style-name="a724" text:class-names="">Standby</text:span></text:p>
                  </draw:text-box>
                  <svg:title/>
                  <svg:desc/>
                </draw:frame>
              </draw:g>
            </draw:g>
          </draw:g>
          <draw:g draw:name="グループ化 29" draw:id="id86">
            <svg:title/>
            <svg:desc/>
            <draw:custom-shape svg:x="1.81102in" svg:y="4.60781in" svg:width="2.83129in" svg:height="1.44049in" draw:id="id90" draw:style-name="a681" draw:name="フリーフォーム: 図形 30">
              <svg:title/>
              <svg:desc/>
              <text:p text:style-name="a680" text:class-names="" text:cond-style-name=""><text:span text:style-name="a679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75387in" svg:y="4.75985in" svg:width="1.60731in" svg:height="0.38725in" draw:id="id91" draw:style-name="a684" draw:name="フリーフォーム: 図形 31">
              <svg:title/>
              <svg:desc/>
              <text:p text:style-name="a683" text:class-names="" text:cond-style-name=""><text:span text:style-name="a682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92" draw:style-name="a688" draw:name="テキスト ボックス 32" svg:x="2.76523in" svg:y="4.80222in" svg:width="1.58382in" svg:height="0.62007in">
              <draw:text-box>
                <text:p text:style-name="a687" text:class-names="" text:cond-style-name=""><text:span text:style-name="a685" text:class-names="">Watchdog<text:s text:c="1"/></text:span><text:span text:style-name="a686" text:class-names="">プロセス</text:span></text:p>
              </draw:text-box>
              <svg:title/>
              <svg:desc/>
            </draw:frame>
            <draw:custom-shape svg:x="2.75387in" svg:y="5.56404in" svg:width="1.60731in" svg:height="0.32864in" draw:id="id93" draw:style-name="a691" draw:name="フリーフォーム: 図形 33">
              <svg:title/>
              <svg:desc/>
              <text:p text:style-name="a690" text:class-names="" text:cond-style-name=""><text:span text:style-name="a689" text:class-names=""/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2 * ?f14"/>
                <draw:equation draw:name="f17" draw:formula="?f11 + ?f13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?f11 - ?f17"/>
                <draw:equation draw:name="f24" draw:formula="?f17 - ?f11"/>
                <draw:equation draw:name="f25" draw:formula="min(?f19, ?f18)"/>
                <draw:equation draw:name="f26" draw:formula="?f20 / ?f9"/>
                <draw:equation draw:name="f27" draw:formula="?f21 / ?f9"/>
                <draw:equation draw:name="f28" draw:formula="?f22 * ?f1"/>
                <draw:equation draw:name="f29" draw:formula="abs(?f23)"/>
                <draw:equation draw:name="f30" draw:formula="abs(?f24)"/>
                <draw:equation draw:name="f31" draw:formula="if(?f23, ?f15, ?f2)"/>
                <draw:equation draw:name="f32" draw:formula="if(?f23, ?f2, ?f15)"/>
                <draw:equation draw:name="f33" draw:formula="if(?f23, ?f0, ?f2)"/>
                <draw:equation draw:name="f34" draw:formula="if(?f23, ?f2, ?f0)"/>
                <draw:equation draw:name="f35" draw:formula="if(?f24, ?f15, ?f2)"/>
                <draw:equation draw:name="f36" draw:formula="if(?f24, ?f2, ?f15)"/>
                <draw:equation draw:name="f37" draw:formula="if(?f23, 0, ?f1)"/>
                <draw:equation draw:name="f38" draw:formula="if(?f23, ?f1, 0)"/>
                <draw:equation draw:name="f39" draw:formula="?f28 / ?f10"/>
                <draw:equation draw:name="f40" draw:formula="if(?f23, ?f34, ?f33)"/>
                <draw:equation draw:name="f41" draw:formula="if(?f23, ?f33, ?f34)"/>
                <draw:equation draw:name="f42" draw:formula="if(?f24, ?f32, ?f31)"/>
                <draw:equation draw:name="f43" draw:formula="?f29 * ?f25"/>
                <draw:equation draw:name="f44" draw:formula="?f30 * ?f25"/>
                <draw:equation draw:name="f45" draw:formula="?f27 - ?f13"/>
                <draw:equation draw:name="f46" draw:formula="?f26 - ?f13"/>
                <draw:equation draw:name="f47" draw:formula="?f39 - ?f2"/>
                <draw:equation draw:name="f48" draw:formula="if(?f24, ?f41, ?f40)"/>
                <draw:equation draw:name="f49" draw:formula="?f27 - ?f45"/>
                <draw:equation draw:name="f50" draw:formula="?f26 - ?f46"/>
                <draw:equation draw:name="f51" draw:formula="?f45 - ?f27"/>
                <draw:equation draw:name="f52" draw:formula="?f46 - ?f2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5, ?f36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8, ?f37)"/>
                <draw:equation draw:name="f67" draw:formula="if(?f52, ?f37, ?f38)"/>
                <draw:equation draw:name="f68" draw:formula="if(?f24, ?f55, ?f54)"/>
                <draw:equation draw:name="f69" draw:formula="if(?f24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23, ?f66, ?f67)"/>
                <draw:equation draw:name="f74" draw:formula="if(?f23, ?f64, ?f65)"/>
                <draw:equation draw:name="f75" draw:formula="?f53 * ?f25"/>
                <draw:equation draw:name="f76" draw:formula="?f57 * ?f25"/>
                <draw:equation draw:name="f77" draw:formula="?f58 * ?f25"/>
                <draw:equation draw:name="f78" draw:formula="?f63 * ?f25"/>
                <draw:equation draw:name="f79" draw:formula="if(?f49, ?f68, ?f69)"/>
                <draw:equation draw:name="f80" draw:formula="if(?f51, ?f71, ?f70)"/>
                <draw:equation draw:name="f81" draw:formula="?f47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26 - ?f90"/>
                <draw:equation draw:name="f93" draw:formula="?f27 - ?f90"/>
                <draw:equation draw:name="f94" draw:formula="21550000 - ?f42"/>
                <draw:equation draw:name="f95" draw:formula="if(?f94, ?f42, 21550000)"/>
                <draw:equation draw:name="f96" draw:formula="-21550000 - ?f95"/>
                <draw:equation draw:name="f97" draw:formula="if(?f96, -21550000, ?f95)"/>
                <draw:equation draw:name="f98" draw:formula="?f48 + ?f97"/>
                <draw:equation draw:name="f99" draw:formula="?f48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3"/>
                <draw:equation draw:name="f105" draw:formula="sin(?f101)"/>
                <draw:equation draw:name="f106" draw:formula="0 - ?f105"/>
                <draw:equation draw:name="f107" draw:formula="?f106 * ?f44"/>
                <draw:equation draw:name="f108" draw:formula="sqrt(?f104 * ?f104 + ?f107 * ?f107 + 0 * 0)"/>
                <draw:equation draw:name="f109" draw:formula="?f43 * ?f44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3"/>
                <draw:equation draw:name="f115" draw:formula="?f113 - ?f44"/>
                <draw:equation draw:name="f116" draw:formula="?f111 + ?f43"/>
                <draw:equation draw:name="f117" draw:formula="?f113 + ?f44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3"/>
                <draw:equation draw:name="f124" draw:formula="sin(?f120)"/>
                <draw:equation draw:name="f125" draw:formula="0 - ?f124"/>
                <draw:equation draw:name="f126" draw:formula="?f125 * ?f44"/>
                <draw:equation draw:name="f127" draw:formula="sqrt(?f123 * ?f123 + ?f126 * ?f126 + 0 * 0)"/>
                <draw:equation draw:name="f128" draw:formula="?f43 * ?f44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4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4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5 - ?f159"/>
                <draw:equation draw:name="f161" draw:formula="?f158 - ?f44"/>
                <draw:equation draw:name="f162" draw:formula="?f160 - ?f75"/>
                <draw:equation draw:name="f163" draw:formula="?f158 + ?f44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4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4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5, ?f162)"/>
                <draw:equation draw:name="f182" draw:formula="if(?f144, ?f11, ?f163)"/>
                <draw:equation draw:name="f183" draw:formula="if(?f144, ?f45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6 - ?f204"/>
                <draw:equation draw:name="f206" draw:formula="?f197 * ?f203"/>
                <draw:equation draw:name="f207" draw:formula="?f2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6, ?f208)"/>
                <draw:equation draw:name="f228" draw:formula="if(?f191, ?f27, ?f209)"/>
                <draw:equation draw:name="f229" draw:formula="if(?f191, ?f46, ?f210)"/>
                <draw:equation draw:name="f230" draw:formula="if(?f191, ?f2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3"/>
                <draw:equation draw:name="f249" draw:formula="sqrt(?f245 * ?f245 + ?f248 * ?f248 + 0 * 0)"/>
                <draw:equation draw:name="f250" draw:formula="?f78 * ?f43 / ?f249"/>
                <draw:equation draw:name="f251" draw:formula="?f247 * ?f250"/>
                <draw:equation draw:name="f252" draw:formula="?f26 - ?f251"/>
                <draw:equation draw:name="f253" draw:formula="?f244 * ?f250"/>
                <draw:equation draw:name="f254" draw:formula="?f17 - ?f253"/>
                <draw:equation draw:name="f255" draw:formula="?f252 - ?f78"/>
                <draw:equation draw:name="f256" draw:formula="?f254 - ?f43"/>
                <draw:equation draw:name="f257" draw:formula="?f252 + ?f78"/>
                <draw:equation draw:name="f258" draw:formula="?f254 + ?f43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3"/>
                <draw:equation draw:name="f268" draw:formula="sqrt(?f264 * ?f264 + ?f267 * ?f267 + 0 * 0)"/>
                <draw:equation draw:name="f269" draw:formula="?f78 * ?f43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6, ?f255)"/>
                <draw:equation draw:name="f275" draw:formula="if(?f238, ?f17, ?f256)"/>
                <draw:equation draw:name="f276" draw:formula="if(?f238, ?f26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1.99505in" svg:y="4.92813in" svg:width="0.48552in" svg:height="0.83666in" draw:id="id94" draw:style-name="a695" draw:name="フリーフォーム: 図形 34">
              <svg:title/>
              <svg:desc/>
              <text:p text:style-name="a693" text:class-names="" text:cond-style-name=""><text:span text:style-name="a69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2.9332in" svg:y="5.16729in" svg:width="0.25921in" svg:height="0.4019in" draw:id="id95" draw:style-name="a698" draw:name="フリーフォーム: 図形 35">
              <svg:title/>
              <svg:desc/>
              <text:p text:style-name="a697" text:class-names="" text:cond-style-name=""><text:span text:style-name="a696" text:class-names=""/></text:p>
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1"/>
                <draw:equation draw:name="f14" draw:formula="21600 - ?f12"/>
                <draw:equation draw:name="f15" draw:formula="10800 - ?f11"/>
                <draw:equation draw:name="f16" draw:formula="?f12 * ?f15"/>
                <draw:equation draw:name="f17" draw:formula="?f16 / 10800"/>
                <draw:equation draw:name="f18" draw:formula="21600 - ?f17"/>
                <draw:equation draw:name="f19" draw:formula="$0 / ?f6"/>
                <draw:equation draw:name="f20" draw:formula="$1 / ?f7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id="id96" draw:style-name="a701" draw:name="テキスト ボックス 36" svg:x="3.14307in" svg:y="5.22471in" svg:width="1.31561in" svg:height="0.63947in">
              <draw:text-box>
                <text:p text:style-name="a700" text:class-names="" text:cond-style-name=""><text:span text:style-name="a699" text:class-names="">プロセス監視</text:span></text:p>
              </draw:text-box>
              <svg:title/>
              <svg:desc/>
            </draw:frame>
            <draw:frame draw:id="id97" draw:style-name="a710" draw:name="テキスト ボックス 37" svg:x="1.97312in" svg:y="3.99803in" svg:width="2.04115in" svg:height="0.73054in">
              <draw:text-box>
                <text:p text:style-name="a705" text:class-names="" text:cond-style-name=""><text:span text:style-name="a702" text:class-names="">Pgpool</text:span><text:span text:style-name="a703" text:class-names="">-II<text:s text:c="1"/></text:span><text:span text:style-name="a704" text:class-names="">サーバ</text:span></text:p>
                <text:p text:style-name="a709" text:class-names="" text:cond-style-name=""><text:span text:style-name="a706" text:class-names="">(</text:span><text:span text:style-name="a707" text:class-names="">スタンバイ</text:span><text:span text:style-name="a708" text:class-names="">)</text:span></text:p>
              </draw:text-box>
              <svg:title/>
              <svg:desc/>
            </draw:frame>
            <draw:frame draw:id="id98" draw:style-name="a713" draw:name="テキスト ボックス 38" svg:x="1.88738in" svg:y="5.72005in" svg:width="0.84183in" svg:height="0.5781in">
              <draw:text-box>
                <text:p text:style-name="a712" text:class-names="" text:cond-style-name=""><text:span text:style-name="a711" text:class-names="">osspc17</text:span></text:p>
              </draw:text-box>
              <svg:title/>
              <svg:desc/>
            </draw:frame>
            <draw:frame draw:id="id99" draw:style-name="a717" draw:name="テキスト ボックス 39" svg:x="2.8224in" svg:y="5.60562in" svg:width="1.47066in" svg:height="0.61928in">
              <draw:text-box>
                <text:p text:style-name="a716" text:class-names="" text:cond-style-name=""><text:span text:style-name="a714" text:class-names="">Pgpool-II</text:span><text:span text:style-name="a715" text:class-names="">プロセス</text:span></text:p>
              </draw:text-box>
              <svg:title/>
              <svg:desc/>
            </draw:frame>
          </draw:g>
          <draw:custom-shape svg:x="4.29764in" svg:y="4.57598in" svg:width="3.18917in" svg:height="0.7737in" draw:id="id87" draw:style-name="a662" draw:name="フリーフォーム: 図形 71">
            <svg:title/>
            <svg:desc/>
            <text:p text:style-name="a659" text:class-names="" text:cond-style-name=""><text:span text:style-name="a655" text:class-names="">相互監視</text:span><text:span text:style-name="a656" text:class-names="">(</text:span><text:span text:style-name="a657" text:class-names="">ハートビート</text:span><text:span text:style-name="a658" text:class-names="">)</text:span></text:p>
            <text:p text:style-name="a661" text:class-names="" text:cond-style-name=""><text:span text:style-name="a660" text:class-names="">情報共有</text:span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2614 505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width="2.12352in" svg:height="0.81403in" draw:id="id88" draw:style-name="a670" draw:transform="translate(-1.06176in -0.40701in) rotate(-5.46337) translate(4.3769in 4.0804in)" draw:name="フリーフォーム: 図形 145">
            <svg:title/>
            <svg:desc/>
            <text:p text:style-name="a667" text:class-names="" text:cond-style-name=""><text:span text:style-name="a663" text:class-names="">相互監視</text:span><text:span text:style-name="a664" text:class-names="">(</text:span><text:span text:style-name="a665" text:class-names="">ハートビート</text:span><text:span text:style-name="a666" text:class-names="">)</text:span></text:p>
            <text:p text:style-name="a669" text:class-names="" text:cond-style-name=""><text:span text:style-name="a668" text:class-names="">情報共有</text:span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3519 497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width="2.09988in" svg:height="0.82319in" draw:id="id89" draw:style-name="a678" draw:transform="translate(-1.04994in -0.41159in) rotate(-0.69813) translate(7.37674in 4.05476in)" draw:name="フリーフォーム: 図形 17">
            <svg:title/>
            <svg:desc/>
            <text:p text:style-name="a675" text:class-names="" text:cond-style-name=""><text:span text:style-name="a671" text:class-names="">相互監視</text:span><text:span text:style-name="a672" text:class-names="">(</text:span><text:span text:style-name="a673" text:class-names="">ハートビート</text:span><text:span text:style-name="a674" text:class-names="">)</text:span></text:p>
            <text:p text:style-name="a677" text:class-names="" text:cond-style-name=""><text:span text:style-name="a676" text:class-names="">情報共有</text:span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3519 497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a859">
          <draw:frame draw:id="id145" draw:style-name="a856" draw:name="スライド番号プレースホルダー 6" svg:x="4.67953in" svg:y="11.10827in" svg:width="3.5878in" svg:height="0.58425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46" presentation:style-name="a857" draw:name="スライド イメージ プレースホルダー 1">
            <svg:title/>
            <svg:desc/>
          </draw:page-thumbnail>
          <draw:frame draw:id="id147" presentation:style-name="a858" draw:name="ノート プレースホルダー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タイトルとコンテンツ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セクション見出し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2 つのコンテンツ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比較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タイトルのみ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白紙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タイトル付きのコンテンツ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タイトル付きの図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タイトルと縦書きテキスト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縦書きタイトル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33" draw:style="linear" draw:angle="300" draw:start-color="#ccffff" draw:end-color="#99ccff" draw:start-intensity="100%" draw:end-intensity="100%"/>
    <draw:gradient draw:name="a800" draw:style="linear" draw:angle="300" draw:start-color="#ffcccc" draw:end-color="#ffccff" draw:start-intensity="100%" draw:end-intensity="100%"/>
    <draw:gradient draw:name="a729" draw:style="linear" draw:angle="300" draw:start-color="#ccffff" draw:end-color="#99ccff" draw:start-intensity="100%" draw:end-intensity="100%"/>
    <draw:gradient draw:name="a743" draw:style="linear" draw:angle="300" draw:start-color="#ccffff" draw:end-color="#99ccff" draw:start-intensity="100%" draw:end-intensity="100%"/>
    <draw:gradient draw:name="a804" draw:style="linear" draw:angle="300" draw:start-color="#ffcccc" draw:end-color="#ffccff" draw:start-intensity="100%" draw:end-intensity="100%"/>
    <draw:gradient draw:name="a751" draw:style="linear" draw:angle="300" draw:start-color="#babdb6" draw:end-color="#555753" draw:start-intensity="100%" draw:end-intensity="100%"/>
    <draw:gradient draw:name="a812" draw:style="linear" draw:angle="300" draw:start-color="#ffcccc" draw:end-color="#ffccff" draw:start-intensity="100%" draw:end-intensity="100%"/>
    <draw:gradient draw:name="a747" draw:style="linear" draw:angle="300" draw:start-color="#ccffff" draw:end-color="#99ccff" draw:start-intensity="100%" draw:end-intensity="100%"/>
    <draw:gradient draw:name="a694" draw:style="linear" draw:angle="300" draw:start-color="#babdb6" draw:end-color="#555753" draw:start-intensity="100%" draw:end-intensity="100%"/>
    <draw:gradient draw:name="a808" draw:style="linear" draw:angle="300" draw:start-color="#ffcccc" draw:end-color="#ffccff" draw:start-intensity="100%" draw:end-intensity="100%"/>
    <draw:gradient draw:name="a771" draw:style="linear" draw:angle="300" draw:start-color="#babdb6" draw:end-color="#555753" draw:start-intensity="100%" draw:end-intensity="100%"/>
    <draw:gradient draw:name="a842" draw:style="linear" draw:angle="450" draw:start-color="#ff950e" draw:end-color="#c5000b" draw:start-intensity="100%" draw:end-intensity="100%"/>
    <draw:marker draw:name="a640" svg:viewBox="0 0 20 30" svg:d="m10 0-10 30h20z"/>
    <draw:marker draw:name="a636" svg:viewBox="0 0 20 30" svg:d="m10 0-10 30h20z"/>
    <draw:marker draw:name="a789" svg:viewBox="0 0 20 30" svg:d="m10 0-10 30h20z"/>
    <draw:marker draw:name="a816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draw:fill="none" draw:stroke="non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draw:fill="none" draw:stroke="non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draw:fill="none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draw:fill="none" draw:stroke="non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draw:fill="none" draw:stroke="non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draw:fill="none" draw:stroke="non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draw:fill="none" draw:stroke="non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draw:fill="none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標準" style:page-layout-name="pageLayout1" draw:style-name="a0">
      <draw:frame draw:id="id0" presentation:style-name="a3" draw:name="タイトル プレースホルダー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8" draw:name="テキスト プレースホルダー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マスター テキストの書式設定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7" text:class-names="">第</text:span><text:span text:style-name="a8" text:class-names=""><text:s text:c="1"/>2<text:s text:c="1"/></text:span><text:span text:style-name="a9" text:class-names="">レベル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2" text:class-names="">第</text:span><text:span text:style-name="a13" text:class-names=""><text:s text:c="1"/>3<text:s text:c="1"/></text:span><text:span text:style-name="a14" text:class-names="">レベル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7" text:class-names="">第</text:span><text:span text:style-name="a18" text:class-names=""><text:s text:c="1"/>4<text:s text:c="1"/></text:span><text:span text:style-name="a1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2" text:class-names="">第</text:span><text:span text:style-name="a23" text:class-names=""><text:s text:c="1"/>5<text:s text:c="1"/></text:span><text:span text:style-name="a24" text:class-names="">レベル</text:span><text:span text:style-name="a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1" draw:name="日付プレースホルダー 3" svg:x="0.55118in" svg:y="7.53189in" svg:width="2.56811in" svg:height="0.57008in" presentation:class="date-time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3" presentation:style-name="a34" draw:name="フッター プレースホルダー 4" svg:x="3.77008in" svg:y="7.53189in" svg:width="3.49409in" svg:height="0.57008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4" presentation:style-name="a37" draw:name="スライド番号プレースホルダー 5" svg:x="7.90394in" svg:y="7.53189in" svg:width="2.56811in" svg:height="0.57008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page-thumbnail svg:x="1.21063in" svg:y="0.88858in" svg:width="5.84567in" svg:height="4.38425in" presentation:class="page" draw:id="id5" presentation:style-name="a38" draw:name="スライド イメージ プレースホルダー 1">
          <svg:title/>
          <svg:desc/>
        </draw:page-thumbnail>
        <draw:frame draw:id="id6" presentation:style-name="a41" draw:name="ノート プレースホルダー 2" svg:x="0.82677in" svg:y="5.55394in" svg:width="6.61378in" svg:height="5.26142in" presentation:class="notes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7" presentation:style-name="a44" draw:name="ヘッダー プレースホルダー 3" svg:x="0in" svg:y="0in" svg:width="3.5878in" svg:height="0.58425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8" presentation:style-name="a47" draw:name="日付プレースホルダー 4" svg:x="4.67953in" svg:y="0in" svg:width="3.5878in" svg:height="0.58425in" presentation:class="date-time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9" presentation:style-name="a50" draw:name="フッター プレースホルダー 5" svg:x="0in" svg:y="11.10827in" svg:width="3.5878in" svg:height="0.58425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0" presentation:style-name="a53" draw:name="スライド番号プレースホルダー 6" svg:x="4.67953in" svg:y="11.10827in" svg:width="3.5878in" svg:height="0.58425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55">
      <draw:frame draw:id="id11" presentation:style-name="a59" draw:name="タイトル 1" svg:x="1.37847in" svg:y="1.35243in" svg:width="8.26736in" svg:height="2.87847in" presentation:class="title" presentation:placeholder="false">
        <draw:text-box>
          <text:p text:style-name="a58" text:class-names="" text:cond-style-name=""><text:span text:style-name="a56" text:class-names="">マスター タイトルの書式設定</text:span><text:span text:style-name="a57" text:class-names=""/></text:p>
        </draw:text-box>
        <svg:title/>
        <svg:desc/>
      </draw:frame>
      <draw:frame draw:id="id12" presentation:style-name="a63" draw:name="サブタイトル 2" svg:x="1.37847in" svg:y="4.34201in" svg:width="8.26736in" svg:height="1.99653in" presentation:class="subtitle" presentation:placeholder="false">
        <draw:text-box>
          <text:p text:style-name="a62" text:class-names="" text:cond-style-name=""><text:span text:style-name="a60" text:class-names="">マスター サブタイトルの書式設定</text:span><text:span text:style-name="a61" text:class-names=""/></text:p>
        </draw:text-box>
        <svg:title/>
        <svg:desc/>
      </draw:frame>
      <draw:frame draw:id="id13" presentation:style-name="a66" draw:name="日付プレースホルダー 3" svg:x="0.55118in" svg:y="7.53189in" svg:width="2.56811in" svg:height="0.57008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4" presentation:style-name="a69" draw:name="フッター プレースホルダー 4" svg:x="3.77008in" svg:y="7.53189in" svg:width="3.49409in" svg:height="0.57008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5" presentation:style-name="a72" draw:name="スライド番号プレースホルダー 5" svg:x="7.90394in" svg:y="7.53189in" svg:width="2.56811in" svg:height="0.57008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  <presentation:notes style:page-layout-name="pageLayout2" draw:style-name="a89">
        <draw:page-thumbnail svg:x="1.21063in" svg:y="0.88858in" svg:width="5.84567in" svg:height="4.38425in" presentation:class="page" draw:id="id5" presentation:style-name="a73" draw:name="スライド イメージ プレースホルダー 1">
          <svg:title/>
          <svg:desc/>
        </draw:page-thumbnail>
        <draw:frame draw:id="id6" presentation:style-name="a76" draw:name="ノート プレースホルダー 2" svg:x="0.82677in" svg:y="5.55394in" svg:width="6.61378in" svg:height="5.26142in" presentation:class="notes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7" presentation:style-name="a79" draw:name="ヘッダー プレースホルダー 3" svg:x="0in" svg:y="0in" svg:width="3.5878in" svg:height="0.5842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8" presentation:style-name="a82" draw:name="日付プレースホルダー 4" svg:x="4.67953in" svg:y="0in" svg:width="3.5878in" svg:height="0.58425in" presentation:class="date-time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フッター プレースホルダー 5" svg:x="0in" svg:y="11.10827in" svg:width="3.5878in" svg:height="0.58425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スライド番号プレースホルダー 6" svg:x="4.67953in" svg:y="11.10827in" svg:width="3.5878in" svg:height="0.58425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タイトルとコンテンツ" style:page-layout-name="pageLayout1" draw:style-name="a90">
      <draw:frame draw:id="id16" presentation:style-name="a94" draw:name="タイトル 1" svg:x="0.55118in" svg:y="0.32953in" svg:width="9.92087in" svg:height="1.38031in" presentation:class="title" presentation:placeholder="false">
        <draw:text-box>
          <text:p text:style-name="a93" text:class-names="" text:cond-style-name=""><text:span text:style-name="a91" text:class-names="">マスター タイトルの書式設定</text:span><text:span text:style-name="a92" text:class-names=""/></text:p>
        </draw:text-box>
        <svg:title/>
        <svg:desc/>
      </draw:frame>
      <draw:frame draw:id="id17" presentation:style-name="a118" draw:name="コンテンツ プレースホルダー 2" svg:x="0.55118in" svg:y="1.93465in" svg:width="9.92087in" svg:height="4.79488in" presentation:class="object" presentation:placeholder="false">
        <draw:text-box>
          <text:p text:style-name="a96" text:class-names="" text:cond-style-name=""><text:span text:style-name="a95" text:class-names="">マスター テキストの書式設定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7" text:class-names="">第</text:span><text:span text:style-name="a98" text:class-names=""><text:s text:c="1"/>2<text:s text:c="1"/></text:span><text:span text:style-name="a99" text:class-names="">レベル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2" text:class-names="">第</text:span><text:span text:style-name="a103" text:class-names=""><text:s text:c="1"/>3<text:s text:c="1"/></text:span><text:span text:style-name="a104" text:class-names="">レベル</text:span></text:p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p text:style-name="a110" text:class-names="" text:cond-style-name=""><text:span text:style-name="a107" text:class-names="">第</text:span><text:span text:style-name="a108" text:class-names=""><text:s text:c="1"/>4<text:s text:c="1"/></text:span><text:span text:style-name="a10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2" text:class-names="">第</text:span><text:span text:style-name="a113" text:class-names=""><text:s text:c="1"/>5<text:s text:c="1"/></text:span><text:span text:style-name="a114" text:class-names="">レベル</text:span><text:span text:style-name="a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1" draw:name="日付プレースホルダー 3" svg:x="0.55118in" svg:y="7.53189in" svg:width="2.56811in" svg:height="0.57008in" presentation:class="date-tim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4" draw:name="フッター プレースホルダー 4" svg:x="3.77008in" svg:y="7.53189in" svg:width="3.49409in" svg:height="0.57008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0" presentation:style-name="a127" draw:name="スライド番号プレースホルダー 5" svg:x="7.90394in" svg:y="7.53189in" svg:width="2.56811in" svg:height="0.57008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/></text:span></text:p>
        </draw:text-box>
        <svg:title/>
        <svg:desc/>
      </draw:frame>
      <presentation:notes style:page-layout-name="pageLayout2" draw:style-name="a144">
        <draw:page-thumbnail svg:x="1.21063in" svg:y="0.88858in" svg:width="5.84567in" svg:height="4.38425in" presentation:class="page" draw:id="id5" presentation:style-name="a128" draw:name="スライド イメージ プレースホルダー 1">
          <svg:title/>
          <svg:desc/>
        </draw:page-thumbnail>
        <draw:frame draw:id="id6" presentation:style-name="a131" draw:name="ノート プレースホルダー 2" svg:x="0.82677in" svg:y="5.55394in" svg:width="6.61378in" svg:height="5.26142in" presentation:class="notes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7" presentation:style-name="a134" draw:name="ヘッダー プレースホルダー 3" svg:x="0in" svg:y="0in" svg:width="3.5878in" svg:height="0.58425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8" presentation:style-name="a137" draw:name="日付プレースホルダー 4" svg:x="4.67953in" svg:y="0in" svg:width="3.5878in" svg:height="0.58425in" presentation:class="date-time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9" presentation:style-name="a140" draw:name="フッター プレースホルダー 5" svg:x="0in" svg:y="11.10827in" svg:width="3.5878in" svg:height="0.5842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0" presentation:style-name="a143" draw:name="スライド番号プレースホルダー 6" svg:x="4.67953in" svg:y="11.10827in" svg:width="3.5878in" svg:height="0.58425in" presentation:class="page-number" presentation:placeholder="false">
          <draw:text-box>
            <text:p text:style-name="a142" text:class-names="" text:cond-style-name=""><text:span text:style-name="a1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145">
      <draw:frame draw:id="id21" presentation:style-name="a149" draw:name="タイトル 1" svg:x="0.75174in" svg:y="2.06076in" svg:width="9.50868in" svg:height="3.43924in" presentation:class="title" presentation:placeholder="false">
        <draw:text-box>
          <text:p text:style-name="a148" text:class-names="" text:cond-style-name=""><text:span text:style-name="a146" text:class-names="">マスター タイトルの書式設定</text:span><text:span text:style-name="a147" text:class-names=""/></text:p>
        </draw:text-box>
        <svg:title/>
        <svg:desc/>
      </draw:frame>
      <draw:frame draw:id="id22" presentation:style-name="a153" draw:name="テキスト プレースホルダー 2" svg:x="0.75174in" svg:y="5.53299in" svg:width="9.50868in" svg:height="1.80729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>マスター テキストの書式設定</text:span></text:p>
            </text:list-item>
          </text:list>
        </draw:text-box>
        <svg:title/>
        <svg:desc/>
      </draw:frame>
      <draw:frame draw:id="id23" presentation:style-name="a156" draw:name="日付プレースホルダー 3" svg:x="0.55118in" svg:y="7.53189in" svg:width="2.56811in" svg:height="0.57008in" presentation:class="date-tim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4" presentation:style-name="a159" draw:name="フッター プレースホルダー 4" svg:x="3.77008in" svg:y="7.53189in" svg:width="3.49409in" svg:height="0.57008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5" presentation:style-name="a162" draw:name="スライド番号プレースホルダー 5" svg:x="7.90394in" svg:y="7.53189in" svg:width="2.56811in" svg:height="0.57008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/></text:span></text:p>
        </draw:text-box>
        <svg:title/>
        <svg:desc/>
      </draw:frame>
      <presentation:notes style:page-layout-name="pageLayout2" draw:style-name="a179">
        <draw:page-thumbnail svg:x="1.21063in" svg:y="0.88858in" svg:width="5.84567in" svg:height="4.38425in" presentation:class="page" draw:id="id5" presentation:style-name="a163" draw:name="スライド イメージ プレースホルダー 1">
          <svg:title/>
          <svg:desc/>
        </draw:page-thumbnail>
        <draw:frame draw:id="id6" presentation:style-name="a166" draw:name="ノート プレースホルダー 2" svg:x="0.82677in" svg:y="5.55394in" svg:width="6.61378in" svg:height="5.26142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7" presentation:style-name="a169" draw:name="ヘッダー プレースホルダー 3" svg:x="0in" svg:y="0in" svg:width="3.5878in" svg:height="0.5842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日付プレースホルダー 4" svg:x="4.67953in" svg:y="0in" svg:width="3.5878in" svg:height="0.5842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フッター プレースホルダー 5" svg:x="0in" svg:y="11.10827in" svg:width="3.5878in" svg:height="0.58425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スライド番号プレースホルダー 6" svg:x="4.67953in" svg:y="11.10827in" svg:width="3.5878in" svg:height="0.58425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2-つのコンテンツ" style:page-layout-name="pageLayout1" draw:style-name="a180">
      <draw:frame draw:id="id26" presentation:style-name="a184" draw:name="タイトル 1" svg:x="0.55118in" svg:y="0.32953in" svg:width="9.92087in" svg:height="1.38031in" presentation:class="title" presentation:placeholder="false">
        <draw:text-box>
          <text:p text:style-name="a183" text:class-names="" text:cond-style-name=""><text:span text:style-name="a181" text:class-names="">マスター タイトルの書式設定</text:span><text:span text:style-name="a182" text:class-names=""/></text:p>
        </draw:text-box>
        <svg:title/>
        <svg:desc/>
      </draw:frame>
      <draw:frame draw:id="id27" presentation:style-name="a208" draw:name="コンテンツ プレースホルダー 2" svg:x="0.55035in" svg:y="1.93403in" svg:width="4.87674in" svg:height="4.79514in" presentation:class="object" presentation:placeholder="false">
        <draw:text-box>
          <text:p text:style-name="a186" text:class-names="" text:cond-style-name=""><text:span text:style-name="a185" text:class-names="">マスター テキストの書式設定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7" text:class-names="">第</text:span><text:span text:style-name="a188" text:class-names=""><text:s text:c="1"/>2<text:s text:c="1"/></text:span><text:span text:style-name="a189" text:class-names="">レベル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2" text:class-names="">第</text:span><text:span text:style-name="a193" text:class-names=""><text:s text:c="1"/>3<text:s text:c="1"/></text:span><text:span text:style-name="a194" text:class-names="">レベル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7" text:class-names="">第</text:span><text:span text:style-name="a198" text:class-names=""><text:s text:c="1"/>4<text:s text:c="1"/></text:span><text:span text:style-name="a19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2" text:class-names="">第</text:span><text:span text:style-name="a203" text:class-names=""><text:s text:c="1"/>5<text:s text:c="1"/></text:span><text:span text:style-name="a204" text:class-names="">レベル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32" draw:name="コンテンツ プレースホルダー 3" svg:x="5.59375in" svg:y="1.93403in" svg:width="4.87847in" svg:height="4.79514in" presentation:class="object" presentation:placeholder="false">
        <draw:text-box>
          <text:p text:style-name="a210" text:class-names="" text:cond-style-name=""><text:span text:style-name="a209" text:class-names="">マスター テキストの書式設定</text:span></text:p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1" text:class-names="">第</text:span><text:span text:style-name="a212" text:class-names=""><text:s text:c="1"/>2<text:s text:c="1"/></text:span><text:span text:style-name="a213" text:class-names="">レベル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6" text:class-names="">第</text:span><text:span text:style-name="a217" text:class-names=""><text:s text:c="1"/>3<text:s text:c="1"/></text:span><text:span text:style-name="a218" text:class-names="">レベル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1" text:class-names="">第</text:span><text:span text:style-name="a222" text:class-names=""><text:s text:c="1"/>4<text:s text:c="1"/></text:span><text:span text:style-name="a22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6" text:class-names="">第</text:span><text:span text:style-name="a227" text:class-names=""><text:s text:c="1"/>5<text:s text:c="1"/></text:span><text:span text:style-name="a228" text:class-names="">レベル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35" draw:name="日付プレースホルダー 4" svg:x="0.55118in" svg:y="7.53189in" svg:width="2.56811in" svg:height="0.57008in" presentation:class="date-time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0" presentation:style-name="a238" draw:name="フッター プレースホルダー 5" svg:x="3.77008in" svg:y="7.53189in" svg:width="3.49409in" svg:height="0.57008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31" presentation:style-name="a241" draw:name="スライド番号プレースホルダー 6" svg:x="7.90394in" svg:y="7.53189in" svg:width="2.56811in" svg:height="0.57008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  <presentation:notes style:page-layout-name="pageLayout2" draw:style-name="a258">
        <draw:page-thumbnail svg:x="1.21063in" svg:y="0.88858in" svg:width="5.84567in" svg:height="4.38425in" presentation:class="page" draw:id="id5" presentation:style-name="a242" draw:name="スライド イメージ プレースホルダー 1">
          <svg:title/>
          <svg:desc/>
        </draw:page-thumbnail>
        <draw:frame draw:id="id6" presentation:style-name="a245" draw:name="ノート プレースホルダー 2" svg:x="0.82677in" svg:y="5.55394in" svg:width="6.61378in" svg:height="5.26142in" presentation:class="notes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7" presentation:style-name="a248" draw:name="ヘッダー プレースホルダー 3" svg:x="0in" svg:y="0in" svg:width="3.5878in" svg:height="0.58425in" presentation:class="head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8" presentation:style-name="a251" draw:name="日付プレースホルダー 4" svg:x="4.67953in" svg:y="0in" svg:width="3.5878in" svg:height="0.58425in" presentation:class="date-time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9" presentation:style-name="a254" draw:name="フッター プレースホルダー 5" svg:x="0in" svg:y="11.10827in" svg:width="3.5878in" svg:height="0.58425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0" presentation:style-name="a257" draw:name="スライド番号プレースホルダー 6" svg:x="4.67953in" svg:y="11.10827in" svg:width="3.5878in" svg:height="0.58425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較" style:page-layout-name="pageLayout1" draw:style-name="a259">
      <draw:frame draw:id="id32" presentation:style-name="a263" draw:name="タイトル 1" svg:x="0.75868in" svg:y="0.44097in" svg:width="9.50868in" svg:height="1.59722in" presentation:class="title" presentation:placeholder="false">
        <draw:text-box>
          <text:p text:style-name="a262" text:class-names="" text:cond-style-name=""><text:span text:style-name="a260" text:class-names="">マスター タイトルの書式設定</text:span><text:span text:style-name="a261" text:class-names=""/></text:p>
        </draw:text-box>
        <svg:title/>
        <svg:desc/>
      </draw:frame>
      <draw:frame draw:id="id33" presentation:style-name="a267" draw:name="テキスト プレースホルダー 2" svg:x="0.75868in" svg:y="2.02604in" svg:width="4.66493in" svg:height="0.99306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マスター テキストの書式設定</text:span></text:p>
            </text:list-item>
          </text:list>
        </draw:text-box>
        <svg:title/>
        <svg:desc/>
      </draw:frame>
      <draw:frame draw:id="id34" presentation:style-name="a291" draw:name="コンテンツ プレースホルダー 3" svg:x="0.75868in" svg:y="3.0191in" svg:width="4.66493in" svg:height="4.44271in" presentation:class="object" presentation:placeholder="false">
        <draw:text-box>
          <text:p text:style-name="a269" text:class-names="" text:cond-style-name=""><text:span text:style-name="a268" text:class-names="">マスター テキストの書式設定</text:span></text:p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0" text:class-names="">第</text:span><text:span text:style-name="a271" text:class-names=""><text:s text:c="1"/>2<text:s text:c="1"/></text:span><text:span text:style-name="a272" text:class-names="">レベル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5" text:class-names="">第</text:span><text:span text:style-name="a276" text:class-names=""><text:s text:c="1"/>3<text:s text:c="1"/></text:span><text:span text:style-name="a277" text:class-names="">レベル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0" text:class-names="">第</text:span><text:span text:style-name="a281" text:class-names=""><text:s text:c="1"/>4<text:s text:c="1"/></text:span><text:span text:style-name="a28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5" text:class-names="">第</text:span><text:span text:style-name="a286" text:class-names=""><text:s text:c="1"/>5<text:s text:c="1"/></text:span><text:span text:style-name="a287" text:class-names="">レベル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95" draw:name="テキスト プレースホルダー 4" svg:x="5.5816in" svg:y="2.02604in" svg:width="4.68576in" svg:height="0.9930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マスター テキストの書式設定</text:span></text:p>
            </text:list-item>
          </text:list>
        </draw:text-box>
        <svg:title/>
        <svg:desc/>
      </draw:frame>
      <draw:frame draw:id="id36" presentation:style-name="a319" draw:name="コンテンツ プレースホルダー 5" svg:x="5.5816in" svg:y="3.0191in" svg:width="4.68576in" svg:height="4.44271in" presentation:class="object" presentation:placeholder="false">
        <draw:text-box>
          <text:p text:style-name="a297" text:class-names="" text:cond-style-name=""><text:span text:style-name="a296" text:class-names="">マスター テキストの書式設定</text:span></text:p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298" text:class-names="">第</text:span><text:span text:style-name="a299" text:class-names=""><text:s text:c="1"/>2<text:s text:c="1"/></text:span><text:span text:style-name="a300" text:class-names="">レベル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3" text:class-names="">第</text:span><text:span text:style-name="a304" text:class-names=""><text:s text:c="1"/>3<text:s text:c="1"/></text:span><text:span text:style-name="a305" text:class-names="">レベル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08" text:class-names="">第</text:span><text:span text:style-name="a309" text:class-names=""><text:s text:c="1"/>4<text:s text:c="1"/></text:span><text:span text:style-name="a31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3" text:class-names="">第</text:span><text:span text:style-name="a314" text:class-names=""><text:s text:c="1"/>5<text:s text:c="1"/></text:span><text:span text:style-name="a315" text:class-names="">レベル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2" draw:name="日付プレースホルダー 6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38" presentation:style-name="a325" draw:name="フッター プレースホルダー 7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39" presentation:style-name="a328" draw:name="スライド番号プレースホルダー 8" svg:x="7.90394in" svg:y="7.53189in" svg:width="2.56811in" svg:height="0.57008in" presentation:class="page-number" presentation:placeholder="false">
        <draw:text-box>
          <text:p text:style-name="a327" text:class-names="" text:cond-style-name=""><text:span text:style-name="a326" text:class-names=""><text:page-number style:num-format="1" text:fixed="false"/></text:span></text:p>
        </draw:text-box>
        <svg:title/>
        <svg:desc/>
      </draw:frame>
      <presentation:notes style:page-layout-name="pageLayout2" draw:style-name="a345">
        <draw:page-thumbnail svg:x="1.21063in" svg:y="0.88858in" svg:width="5.84567in" svg:height="4.38425in" presentation:class="page" draw:id="id5" presentation:style-name="a329" draw:name="スライド イメージ プレースホルダー 1">
          <svg:title/>
          <svg:desc/>
        </draw:page-thumbnail>
        <draw:frame draw:id="id6" presentation:style-name="a332" draw:name="ノート プレースホルダー 2" svg:x="0.82677in" svg:y="5.55394in" svg:width="6.61378in" svg:height="5.26142in" presentation:class="notes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7" presentation:style-name="a335" draw:name="ヘッダー プレースホルダー 3" svg:x="0in" svg:y="0in" svg:width="3.5878in" svg:height="0.58425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8" presentation:style-name="a338" draw:name="日付プレースホルダー 4" svg:x="4.67953in" svg:y="0in" svg:width="3.5878in" svg:height="0.58425in" presentation:class="date-time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フッター プレースホルダー 5" svg:x="0in" svg:y="11.10827in" svg:width="3.5878in" svg:height="0.58425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スライド番号プレースホルダー 6" svg:x="4.67953in" svg:y="11.10827in" svg:width="3.5878in" svg:height="0.58425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タイトルのみ" style:page-layout-name="pageLayout1" draw:style-name="a346">
      <draw:frame draw:id="id40" presentation:style-name="a350" draw:name="タイトル 1" svg:x="0.55118in" svg:y="0.32953in" svg:width="9.92087in" svg:height="1.38031in" presentation:class="title" presentation:placeholder="false">
        <draw:text-box>
          <text:p text:style-name="a349" text:class-names="" text:cond-style-name=""><text:span text:style-name="a347" text:class-names="">マスター タイトルの書式設定</text:span><text:span text:style-name="a348" text:class-names=""/></text:p>
        </draw:text-box>
        <svg:title/>
        <svg:desc/>
      </draw:frame>
      <draw:frame draw:id="id41" presentation:style-name="a353" draw:name="日付プレースホルダー 2" svg:x="0.55118in" svg:y="7.53189in" svg:width="2.56811in" svg:height="0.57008in" presentation:class="date-time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2" presentation:style-name="a356" draw:name="フッター プレースホルダー 3" svg:x="3.77008in" svg:y="7.53189in" svg:width="3.49409in" svg:height="0.57008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3" presentation:style-name="a359" draw:name="スライド番号プレースホルダー 4" svg:x="7.90394in" svg:y="7.53189in" svg:width="2.56811in" svg:height="0.57008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76">
        <draw:page-thumbnail svg:x="1.21063in" svg:y="0.88858in" svg:width="5.84567in" svg:height="4.38425in" presentation:class="page" draw:id="id5" presentation:style-name="a360" draw:name="スライド イメージ プレースホルダー 1">
          <svg:title/>
          <svg:desc/>
        </draw:page-thumbnail>
        <draw:frame draw:id="id6" presentation:style-name="a363" draw:name="ノート プレースホルダー 2" svg:x="0.82677in" svg:y="5.55394in" svg:width="6.61378in" svg:height="5.26142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7" presentation:style-name="a366" draw:name="ヘッダー プレースホルダー 3" svg:x="0in" svg:y="0in" svg:width="3.5878in" svg:height="0.58425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8" presentation:style-name="a369" draw:name="日付プレースホルダー 4" svg:x="4.67953in" svg:y="0in" svg:width="3.5878in" svg:height="0.58425in" presentation:class="date-time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9" presentation:style-name="a372" draw:name="フッター プレースホルダー 5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0" presentation:style-name="a375" draw:name="スライド番号プレースホルダー 6" svg:x="4.67953in" svg:y="11.10827in" svg:width="3.5878in" svg:height="0.58425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白紙" style:page-layout-name="pageLayout1" draw:style-name="a377">
      <draw:frame draw:id="id44" presentation:style-name="a380" draw:name="日付プレースホルダー 1" svg:x="0.55118in" svg:y="7.53189in" svg:width="2.56811in" svg:height="0.57008in" presentation:class="date-time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5" presentation:style-name="a383" draw:name="フッター プレースホルダー 2" svg:x="3.77008in" svg:y="7.53189in" svg:width="3.49409in" svg:height="0.57008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46" presentation:style-name="a386" draw:name="スライド番号プレースホルダー 3" svg:x="7.90394in" svg:y="7.53189in" svg:width="2.56811in" svg:height="0.57008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page-thumbnail svg:x="1.21063in" svg:y="0.88858in" svg:width="5.84567in" svg:height="4.38425in" presentation:class="page" draw:id="id5" presentation:style-name="a387" draw:name="スライド イメージ プレースホルダー 1">
          <svg:title/>
          <svg:desc/>
        </draw:page-thumbnail>
        <draw:frame draw:id="id6" presentation:style-name="a390" draw:name="ノート プレースホルダー 2" svg:x="0.82677in" svg:y="5.55394in" svg:width="6.61378in" svg:height="5.26142in" presentation:class="notes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7" presentation:style-name="a393" draw:name="ヘッダー プレースホルダー 3" svg:x="0in" svg:y="0in" svg:width="3.5878in" svg:height="0.5842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8" presentation:style-name="a396" draw:name="日付プレースホルダー 4" svg:x="4.67953in" svg:y="0in" svg:width="3.5878in" svg:height="0.58425in" presentation:class="date-time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399" draw:name="フッター プレースホルダー 5" svg:x="0in" svg:y="11.10827in" svg:width="3.5878in" svg:height="0.5842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2" draw:name="スライド番号プレースホルダー 6" svg:x="4.67953in" svg:y="11.10827in" svg:width="3.5878in" svg:height="0.5842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タイトル付きのコンテンツ" style:page-layout-name="pageLayout1" draw:style-name="a404">
      <draw:frame draw:id="id47" presentation:style-name="a408" draw:name="タイトル 1" svg:x="0.75868in" svg:y="0.55035in" svg:width="3.55556in" svg:height="1.93056in" presentation:class="title" presentation:placeholder="false">
        <draw:text-box>
          <text:p text:style-name="a407" text:class-names="" text:cond-style-name=""><text:span text:style-name="a405" text:class-names="">マスター タイトルの書式設定</text:span><text:span text:style-name="a406" text:class-names=""/></text:p>
        </draw:text-box>
        <svg:title/>
        <svg:desc/>
      </draw:frame>
      <draw:frame draw:id="id48" presentation:style-name="a432" draw:name="コンテンツ プレースホルダー 2" svg:x="4.6875in" svg:y="1.19097in" svg:width="5.57986in" svg:height="5.875in" presentation:class="object" presentation:placeholder="false">
        <draw:text-box>
          <text:p text:style-name="a410" text:class-names="" text:cond-style-name=""><text:span text:style-name="a409" text:class-names="">マスター テキストの書式設定</text:span></text:p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1" text:class-names="">第</text:span><text:span text:style-name="a412" text:class-names=""><text:s text:c="1"/>2<text:s text:c="1"/></text:span><text:span text:style-name="a413" text:class-names="">レベル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6" text:class-names="">第</text:span><text:span text:style-name="a417" text:class-names=""><text:s text:c="1"/>3<text:s text:c="1"/></text:span><text:span text:style-name="a418" text:class-names="">レベル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1" text:class-names="">第</text:span><text:span text:style-name="a422" text:class-names=""><text:s text:c="1"/>4<text:s text:c="1"/></text:span><text:span text:style-name="a42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6" text:class-names="">第</text:span><text:span text:style-name="a427" text:class-names=""><text:s text:c="1"/>5<text:s text:c="1"/></text:span><text:span text:style-name="a428" text:class-names="">レベル</text:span><text:span text:style-name="a4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36" draw:name="テキスト プレースホルダー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439" draw:name="日付プレースホルダー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1" presentation:style-name="a442" draw:name="フッター プレースホルダー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2" presentation:style-name="a445" draw:name="スライド番号プレースホルダー 6" svg:x="7.90394in" svg:y="7.53189in" svg:width="2.56811in" svg:height="0.57008in" presentation:class="page-number" presentation:placeholder="false">
        <draw:text-box>
          <text:p text:style-name="a444" text:class-names="" text:cond-style-name=""><text:span text:style-name="a443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page-thumbnail svg:x="1.21063in" svg:y="0.88858in" svg:width="5.84567in" svg:height="4.38425in" presentation:class="page" draw:id="id5" presentation:style-name="a446" draw:name="スライド イメージ プレースホルダー 1">
          <svg:title/>
          <svg:desc/>
        </draw:page-thumbnail>
        <draw:frame draw:id="id6" presentation:style-name="a449" draw:name="ノート プレースホルダー 2" svg:x="0.82677in" svg:y="5.55394in" svg:width="6.61378in" svg:height="5.26142in" presentation:class="notes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7" presentation:style-name="a452" draw:name="ヘッダー プレースホルダー 3" svg:x="0in" svg:y="0in" svg:width="3.5878in" svg:height="0.58425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5" draw:name="日付プレースホルダー 4" svg:x="4.67953in" svg:y="0in" svg:width="3.5878in" svg:height="0.58425in" presentation:class="date-time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9" presentation:style-name="a458" draw:name="フッター プレースホルダー 5" svg:x="0in" svg:y="11.10827in" svg:width="3.5878in" svg:height="0.58425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スライド番号プレースホルダー 6" svg:x="4.67953in" svg:y="11.10827in" svg:width="3.5878in" svg:height="0.58425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タイトル付きの図" style:page-layout-name="pageLayout1" draw:style-name="a463">
      <draw:frame draw:id="id53" presentation:style-name="a467" draw:name="タイトル 1" svg:x="0.75868in" svg:y="0.55035in" svg:width="3.55556in" svg:height="1.93056in" presentation:class="title" presentation:placeholder="false">
        <draw:text-box>
          <text:p text:style-name="a466" text:class-names="" text:cond-style-name=""><text:span text:style-name="a464" text:class-names="">マスター タイトルの書式設定</text:span><text:span text:style-name="a465" text:class-names=""/></text:p>
        </draw:text-box>
        <svg:title/>
        <svg:desc/>
      </draw:frame>
      <draw:frame draw:id="id54" presentation:style-name="a470" draw:name="図プレースホルダー 2" svg:x="4.6875in" svg:y="1.19097in" svg:width="5.57986in" svg:height="5.875in" presentation:class="graphic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5" presentation:style-name="a474" draw:name="テキスト プレースホルダー 3" svg:x="0.75868in" svg:y="2.4809in" svg:width="3.55556in" svg:height="4.593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マスター テキストの書式設定</text:span></text:p>
            </text:list-item>
          </text:list>
        </draw:text-box>
        <svg:title/>
        <svg:desc/>
      </draw:frame>
      <draw:frame draw:id="id56" presentation:style-name="a477" draw:name="日付プレースホルダー 4" svg:x="0.55118in" svg:y="7.53189in" svg:width="2.56811in" svg:height="0.57008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57" presentation:style-name="a480" draw:name="フッター プレースホルダー 5" svg:x="3.77008in" svg:y="7.53189in" svg:width="3.49409in" svg:height="0.57008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58" presentation:style-name="a483" draw:name="スライド番号プレースホルダー 6" svg:x="7.90394in" svg:y="7.53189in" svg:width="2.56811in" svg:height="0.57008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page-thumbnail svg:x="1.21063in" svg:y="0.88858in" svg:width="5.84567in" svg:height="4.38425in" presentation:class="page" draw:id="id5" presentation:style-name="a484" draw:name="スライド イメージ プレースホルダー 1">
          <svg:title/>
          <svg:desc/>
        </draw:page-thumbnail>
        <draw:frame draw:id="id6" presentation:style-name="a487" draw:name="ノート プレースホルダー 2" svg:x="0.82677in" svg:y="5.55394in" svg:width="6.61378in" svg:height="5.26142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7" presentation:style-name="a490" draw:name="ヘッダー プレースホルダー 3" svg:x="0in" svg:y="0in" svg:width="3.5878in" svg:height="0.58425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日付プレースホルダー 4" svg:x="4.67953in" svg:y="0in" svg:width="3.5878in" svg:height="0.58425in" presentation:class="date-time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フッター プレースホルダー 5" svg:x="0in" svg:y="11.10827in" svg:width="3.5878in" svg:height="0.5842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0" presentation:style-name="a499" draw:name="スライド番号プレースホルダー 6" svg:x="4.67953in" svg:y="11.10827in" svg:width="3.5878in" svg:height="0.58425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タイトルと縦書きテキスト" style:page-layout-name="pageLayout1" draw:style-name="a501">
      <draw:frame draw:id="id59" presentation:style-name="a505" draw:name="タイトル 1" svg:x="0.55118in" svg:y="0.32953in" svg:width="9.92087in" svg:height="1.38031in" presentation:class="title" presentation:placeholder="false">
        <draw:text-box>
          <text:p text:style-name="a504" text:class-names="" text:cond-style-name=""><text:span text:style-name="a502" text:class-names="">マスター タイトルの書式設定</text:span><text:span text:style-name="a503" text:class-names=""/></text:p>
        </draw:text-box>
        <svg:title/>
        <svg:desc/>
      </draw:frame>
      <draw:frame draw:id="id60" presentation:style-name="a530" draw:name="縦書きテキスト プレースホルダー 2" svg:x="0.55118in" svg:y="1.93465in" svg:width="9.92087in" svg:height="4.79488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マスター テキストの書式設定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09" text:class-names="">第</text:span><text:span text:style-name="a510" text:class-names=""><text:s text:c="1"/>2<text:s text:c="1"/></text:span><text:span text:style-name="a511" text:class-names="">レベル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4" text:class-names="">第</text:span><text:span text:style-name="a515" text:class-names=""><text:s text:c="1"/>3<text:s text:c="1"/></text:span><text:span text:style-name="a516" text:class-names="">レベル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19" text:class-names="">第</text:span><text:span text:style-name="a520" text:class-names=""><text:s text:c="1"/>4<text:s text:c="1"/></text:span><text:span text:style-name="a52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4" text:class-names="">第</text:span><text:span text:style-name="a525" text:class-names=""><text:s text:c="1"/>5<text:s text:c="1"/></text:span><text:span text:style-name="a526" text:class-names="">レベル</text:span><text:span text:style-name="a5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33" draw:name="日付プレースホルダー 3" svg:x="0.55118in" svg:y="7.53189in" svg:width="2.56811in" svg:height="0.57008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6" draw:name="フッター プレースホルダー 4" svg:x="3.77008in" svg:y="7.53189in" svg:width="3.49409in" svg:height="0.57008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3" presentation:style-name="a539" draw:name="スライド番号プレースホルダー 5" svg:x="7.90394in" svg:y="7.53189in" svg:width="2.56811in" svg:height="0.57008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presentation:notes style:page-layout-name="pageLayout2" draw:style-name="a556">
        <draw:page-thumbnail svg:x="1.21063in" svg:y="0.88858in" svg:width="5.84567in" svg:height="4.38425in" presentation:class="page" draw:id="id5" presentation:style-name="a540" draw:name="スライド イメージ プレースホルダー 1">
          <svg:title/>
          <svg:desc/>
        </draw:page-thumbnail>
        <draw:frame draw:id="id6" presentation:style-name="a543" draw:name="ノート プレースホルダー 2" svg:x="0.82677in" svg:y="5.55394in" svg:width="6.61378in" svg:height="5.26142in" presentation:class="notes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7" presentation:style-name="a546" draw:name="ヘッダー プレースホルダー 3" svg:x="0in" svg:y="0in" svg:width="3.5878in" svg:height="0.58425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8" presentation:style-name="a549" draw:name="日付プレースホルダー 4" svg:x="4.67953in" svg:y="0in" svg:width="3.5878in" svg:height="0.58425in" presentation:class="date-time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9" presentation:style-name="a552" draw:name="フッター プレースホルダー 5" svg:x="0in" svg:y="11.10827in" svg:width="3.5878in" svg:height="0.58425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0" presentation:style-name="a555" draw:name="スライド番号プレースホルダー 6" svg:x="4.67953in" svg:y="11.10827in" svg:width="3.5878in" svg:height="0.58425in" presentation:class="page-number" presentation:placeholder="false">
          <draw:text-box>
            <text:p text:style-name="a554" text:class-names="" text:cond-style-name=""><text:span text:style-name="a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縦書きタイトル" style:page-layout-name="pageLayout1" draw:style-name="a557">
      <draw:frame draw:id="id64" presentation:style-name="a561" draw:name="縦書きタイトル 1" svg:x="7.99306in" svg:y="0.32986in" svg:width="2.47917in" svg:height="6.39931in" presentation:class="title" presentation:placeholder="false">
        <draw:text-box>
          <text:p text:style-name="a560" text:class-names="" text:cond-style-name=""><text:span text:style-name="a558" text:class-names="">マスター タイトルの書式設定</text:span><text:span text:style-name="a559" text:class-names=""/></text:p>
        </draw:text-box>
        <svg:title/>
        <svg:desc/>
      </draw:frame>
      <draw:frame draw:id="id65" presentation:style-name="a586" draw:name="縦書きテキスト プレースホルダー 2" svg:x="0.55035in" svg:y="0.32986in" svg:width="7.27604in" svg:height="6.39931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マスター テキストの書式設定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5" text:class-names="">第</text:span><text:span text:style-name="a566" text:class-names=""><text:s text:c="1"/>2<text:s text:c="1"/></text:span><text:span text:style-name="a567" text:class-names="">レベル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0" text:class-names="">第</text:span><text:span text:style-name="a571" text:class-names=""><text:s text:c="1"/>3<text:s text:c="1"/></text:span><text:span text:style-name="a572" text:class-names="">レベル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5" text:class-names="">第</text:span><text:span text:style-name="a576" text:class-names=""><text:s text:c="1"/>4<text:s text:c="1"/></text:span><text:span text:style-name="a57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list text:style-name="a585">
                            <text:list-item>
                              <text:p text:style-name="a584" text:class-names="" text:cond-style-name=""><text:span text:style-name="a580" text:class-names="">第</text:span><text:span text:style-name="a581" text:class-names=""><text:s text:c="1"/>5<text:s text:c="1"/></text:span><text:span text:style-name="a582" text:class-names="">レベル</text:span><text:span text:style-name="a5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89" draw:name="日付プレースホルダー 3" svg:x="0.55118in" svg:y="7.53189in" svg:width="2.56811in" svg:height="0.57008in" presentation:class="date-time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67" presentation:style-name="a592" draw:name="フッター プレースホルダー 4" svg:x="3.77008in" svg:y="7.53189in" svg:width="3.49409in" svg:height="0.57008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68" presentation:style-name="a595" draw:name="スライド番号プレースホルダー 5" svg:x="7.90394in" svg:y="7.53189in" svg:width="2.56811in" svg:height="0.57008in" presentation:class="page-number" presentation:placeholder="false">
        <draw:text-box>
          <text:p text:style-name="a594" text:class-names="" text:cond-style-name=""><text:span text:style-name="a593" text:class-names=""><text:page-number style:num-format="1" text:fixed="false"/></text:span></text:p>
        </draw:text-box>
        <svg:title/>
        <svg:desc/>
      </draw:frame>
      <presentation:notes style:page-layout-name="pageLayout2" draw:style-name="a612">
        <draw:page-thumbnail svg:x="1.21063in" svg:y="0.88858in" svg:width="5.84567in" svg:height="4.38425in" presentation:class="page" draw:id="id5" presentation:style-name="a596" draw:name="スライド イメージ プレースホルダー 1">
          <svg:title/>
          <svg:desc/>
        </draw:page-thumbnail>
        <draw:frame draw:id="id6" presentation:style-name="a599" draw:name="ノート プレースホルダー 2" svg:x="0.82677in" svg:y="5.55394in" svg:width="6.61378in" svg:height="5.26142in" presentation:class="notes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7" presentation:style-name="a602" draw:name="ヘッダー プレースホルダー 3" svg:x="0in" svg:y="0in" svg:width="3.5878in" svg:height="0.58425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8" presentation:style-name="a605" draw:name="日付プレースホルダー 4" svg:x="4.67953in" svg:y="0in" svg:width="3.5878in" svg:height="0.58425in" presentation:class="date-time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9" presentation:style-name="a608" draw:name="フッター プレースホルダー 5" svg:x="0in" svg:y="11.10827in" svg:width="3.5878in" svg:height="0.58425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0" presentation:style-name="a611" draw:name="スライド番号プレースホルダー 6" svg:x="4.67953in" svg:y="11.10827in" svg:width="3.5878in" svg:height="0.58425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13">
      <draw:frame draw:id="id69" presentation:style-name="a616" draw:name="ヘッダー プレースホルダー 1" svg:x="0in" svg:y="0in" svg:width="3.5878in" svg:height="0.58425in" presentation:class="head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0" presentation:style-name="a619" draw:name="日付プレースホルダー 2" svg:x="4.67953in" svg:y="0in" svg:width="3.5878in" svg:height="0.58425in" presentation:class="date-time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71" presentation:style-name="a622" draw:name="フッター プレースホルダー 3" svg:x="0in" svg:y="11.10827in" svg:width="3.5878in" svg:height="0.58425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72" presentation:style-name="a625" draw:name="スライド番号プレースホルダー 4" svg:x="4.67953in" svg:y="11.10827in" svg:width="3.5878in" svg:height="0.58425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プレゼンテーション</dc:title>
    <meta:initial-creator>pengbo</meta:initial-creator>
    <dc:creator>Bo Peng</dc:creator>
    <meta:creation-date>2016-10-18T16:53:49Z</meta:creation-date>
    <dc:date>2017-07-25T06:21:47Z</dc:date>
    <meta:editing-cycles>5</meta:editing-cycles>
    <meta:editing-duration>PT1653S</meta:editing-duration>
    <meta:document-statistic meta:paragraph-count="33" meta:word-count="68"/>
  </office:meta>
</office:document-meta>
</file>